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b994b" officeooo:paragraph-rsid="000b994b"/>
    </style:style>
    <style:style style:name="P2" style:family="paragraph" style:parent-style-name="Preformatted_20_Text">
      <style:text-properties officeooo:rsid="000b994b" officeooo:paragraph-rsid="002e291f"/>
    </style:style>
    <style:style style:name="P3" style:family="paragraph" style:parent-style-name="Preformatted_20_Text">
      <style:text-properties officeooo:paragraph-rsid="002e291f"/>
    </style:style>
    <style:style style:name="P4" style:family="paragraph" style:parent-style-name="Preformatted_20_Text">
      <style:text-properties officeooo:paragraph-rsid="002ed022"/>
    </style:style>
    <style:style style:name="P5" style:family="paragraph" style:parent-style-name="Preformatted_20_Text">
      <style:text-properties officeooo:paragraph-rsid="002f726b"/>
    </style:style>
    <style:style style:name="P6" style:family="paragraph" style:parent-style-name="Preformatted_20_Text">
      <style:text-properties officeooo:paragraph-rsid="00300ee8"/>
    </style:style>
    <style:style style:name="P7" style:family="paragraph" style:parent-style-name="Preformatted_20_Text">
      <style:text-properties officeooo:paragraph-rsid="003052ae"/>
    </style:style>
    <style:style style:name="P8" style:family="paragraph" style:parent-style-name="Preformatted_20_Text">
      <style:text-properties officeooo:paragraph-rsid="0030feeb"/>
    </style:style>
    <style:style style:name="P9" style:family="paragraph" style:parent-style-name="Preformatted_20_Text">
      <style:text-properties officeooo:paragraph-rsid="00317813"/>
    </style:style>
    <style:style style:name="P10" style:family="paragraph" style:parent-style-name="Preformatted_20_Text">
      <style:text-properties officeooo:paragraph-rsid="0035ef4a"/>
    </style:style>
    <style:style style:name="T1" style:family="text">
      <style:text-properties officeooo:rsid="000b994b"/>
    </style:style>
    <style:style style:name="T2" style:family="text">
      <style:text-properties fo:font-variant="normal" fo:text-transform="none" style:text-position="0% 100%" fo:font-style="normal" style:text-underline-style="none" fo:font-weight="normal"/>
    </style:style>
    <style:style style:name="T3" style:family="text">
      <style:text-properties fo:font-style="normal" style:font-style-asian="normal" style:font-style-complex="normal"/>
    </style:style>
    <style:style style:name="T4" style:family="text">
      <style:text-properties fo:font-style="normal" officeooo:rsid="000b994b" style:font-style-asian="normal" style:font-style-complex="normal"/>
    </style:style>
    <style:style style:name="T5" style:family="text">
      <style:text-properties fo:font-style="italic" style:font-style-asian="italic" style:font-style-complex="italic"/>
    </style:style>
    <style:style style:name="T6" style:family="text">
      <style:text-properties fo:font-style="italic" officeooo:rsid="000b994b" style:font-style-asian="italic" style:font-style-complex="italic"/>
    </style:style>
    <style:style style:name="T7" style:family="text">
      <style:text-properties officeooo:rsid="0021a49f"/>
    </style:style>
    <style:style style:name="T8" style:family="text">
      <style:text-properties officeooo:rsid="002e291f"/>
    </style:style>
    <style:style style:name="T9" style:family="text">
      <style:text-properties officeooo:rsid="0030feeb"/>
    </style:style>
    <style:style style:name="T10" style:family="text">
      <style:text-properties officeooo:rsid="0031781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
      <text:p text:style-name="P2">Fungal endophytes of plants are ubiquitous and important to host plant health. Fungal wood-inhabiting and foliar endophyte communities from multiple tree hosts were sampled at multiple spatial scales across Fushan forest dynamics plot in northern Taiwan, using culture-free, community DNA amplicon sequencing methods. Fungal endophyte communities were distinct between leaves and wood, but the mycobiomes were highly variable across and within tree species. <text:span text:style-name="T8">Despite this</text:span>, host tree species was <text:span text:style-name="T8">an</text:span> important <text:span text:style-name="T8">predictor</text:span> of mycobiome community-composition. Within a single <text:span text:style-name="T8">common </text:span>tree species, “core” mycobiomes were characterized using cooccurrence analysis. <text:span text:style-name="T8">The patterns of these few species of fungal endophytes appear to explain the host effects observed.</text:span> For wood endophytes, a more consistent, “minimal” core mycobiome coexisted with the host across the extent of the study. For leaf endophytes, the core fungi resembled a more dynamic, “gradient” model of the core microbiome, changing across the topography and distance of the study.</text:p>
      <text:p text:style-name="P1"/>
      <text:p text:style-name="P1">Keywords:</text:p>
      <text:p text:style-name="P1"/>
      <text:p text:style-name="P1">Fungal Endophytes, Microbial ecology, ITS, Plant-fungal interactions, Fushan Subtropical Forest Dynamics Plot, Mycobiome, Core microbiome, PCNM/dbMEM spatial analysis</text:p>
      <text:p text:style-name="P1"/>
      <text:p text:style-name="P1">Introduction</text:p>
      <text:p text:style-name="P1"/>
      <text:p text:style-name="P3"><text:span text:style-name="T1">Microbial community assembly and geographic patterns in microbes remain poorly understood, despite nearly a century of discussion</text:span><text:reference-mark-start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span text:style-name="T1">(Baas-Becking, 1934; De Wit and Bouvier, 2006; Green and Bohannan, 2006; Hanson et al., 2012; Martiny et al., 2006; Nemergut et al., 2013; Peay et al., 2010)</text:span><text:reference-mark-end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span text:style-name="T1">. Host-associated microbes present additional complexity in modeling microbial community assembly, and raise questions concerning fidelity of host-microbe interactions. Rich microbial communities appear to be associated with all multicellular organisms </text:span><text:reference-mark-start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span text:style-name="T1">(Hoffman and Arnold, 2010; Rosenberg et al., 2010)</text:span><text:reference-mark-end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span text:style-name="T1">. Microbial community assemblage as an academic topic is important and fascinating, but this topic also takes on a new urgency in the discussion of plant microbiomes and plant health in a changing planet. For many reasons, plant-fungal symbioses are important</text:span><text:reference-mark-start text:name="ZOTERO_ITEM CSL_CITATION {&quot;citationID&quot;:&quot;ZfS0XU49&quot;,&quot;properties&quot;:{&quot;formattedCitation&quot;:&quot;(Malloch et al., 1980; Stukenbrock and McDonald, 2008; Vandenkoornhuyse et al., 2015)&quot;,&quot;plainCitation&quot;:&quot;(Malloch et al., 1980; Stukenbrock and McDonald, 2008; Vandenkoornhuyse et al., 2015)&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736,&quot;uris&quot;:[&quot;http://zotero.org/users/1142741/items/4LC5XECB&quot;],&quot;uri&quot;:[&quot;http://zotero.org/users/1142741/items/4LC5XECB&quot;],&quot;itemData&quot;:{&quot;id&quot;:736,&quot;type&quot;:&quot;article-journal&quot;,&quot;title&quot;:&quot;The Origins of Plant Pathogens in Agro-Ecosystems&quot;,&quot;container-title&quot;:&quot;Annual Review of Phytopathology&quot;,&quot;page&quot;:&quot;75-100&quot;,&quot;volume&quot;:&quot;46&quot;,&quot;issue&quot;:&quot;1&quot;,&quot;source&quot;:&quot;Annual Reviews&quot;,&quot;abstract&quot;:&quot;Plant pathogens can emerge in agricultural ecosystems through several mechanisms, including host-tracking, host jumps, hybridization and horizontal gene transfer. High-throughput DNA sequencing coupled with new analytical approaches make it possible to differentiate among these mechanisms and to infer the time and place where pathogens first emerged. We present several examples to illustrate the different mechanisms and timescales associated with the origins of important plant pathogens. In some cases pathogens were domesticated along with their hosts during the invention of agriculture approximately 10,000 years ago. In other cases pathogens appear to have emerged very recently and almost instantaneously following horizontal gene transfer or hybridization. The predominant unifying feature in these examples is the environmental and genetic uniformity of the agricultural ecosystem in which the pathogens emerged. We conclude that agro-ecosystems will continue to select for new pathogens unless they are re-engineered to make them less conducive to pathogen emergence.&quot;,&quot;DOI&quot;:&quot;10.1146/annurev.phyto.010708.154114&quot;,&quot;note&quot;:&quot;PMID: 18680424&quot;,&quot;author&quot;:[{&quot;family&quot;:&quot;Stukenbrock&quot;,&quot;given&quot;:&quot;Eva H.&quot;},{&quot;family&quot;:&quot;McDonald&quot;,&quot;given&quot;:&quot;Bruce A.&quot;}],&quot;issued&quot;:{&quot;date-parts&quot;:[[&quot;2008&quot;]]}}},{&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B1SXIkpHHx"/><text:span text:style-name="T1">(Malloch et al., 1980; Stukenbrock and McDonald, 2008; Vandenkoornhuyse et al., 2015)</text:span><text:reference-mark-end text:name="ZOTERO_ITEM CSL_CITATION {&quot;citationID&quot;:&quot;ZfS0XU49&quot;,&quot;properties&quot;:{&quot;formattedCitation&quot;:&quot;(Malloch et al., 1980; Stukenbrock and McDonald, 2008; Vandenkoornhuyse et al., 2015)&quot;,&quot;plainCitation&quot;:&quot;(Malloch et al., 1980; Stukenbrock and McDonald, 2008; Vandenkoornhuyse et al., 2015)&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736,&quot;uris&quot;:[&quot;http://zotero.org/users/1142741/items/4LC5XECB&quot;],&quot;uri&quot;:[&quot;http://zotero.org/users/1142741/items/4LC5XECB&quot;],&quot;itemData&quot;:{&quot;id&quot;:736,&quot;type&quot;:&quot;article-journal&quot;,&quot;title&quot;:&quot;The Origins of Plant Pathogens in Agro-Ecosystems&quot;,&quot;container-title&quot;:&quot;Annual Review of Phytopathology&quot;,&quot;page&quot;:&quot;75-100&quot;,&quot;volume&quot;:&quot;46&quot;,&quot;issue&quot;:&quot;1&quot;,&quot;source&quot;:&quot;Annual Reviews&quot;,&quot;abstract&quot;:&quot;Plant pathogens can emerge in agricultural ecosystems through several mechanisms, including host-tracking, host jumps, hybridization and horizontal gene transfer. High-throughput DNA sequencing coupled with new analytical approaches make it possible to differentiate among these mechanisms and to infer the time and place where pathogens first emerged. We present several examples to illustrate the different mechanisms and timescales associated with the origins of important plant pathogens. In some cases pathogens were domesticated along with their hosts during the invention of agriculture approximately 10,000 years ago. In other cases pathogens appear to have emerged very recently and almost instantaneously following horizontal gene transfer or hybridization. The predominant unifying feature in these examples is the environmental and genetic uniformity of the agricultural ecosystem in which the pathogens emerged. We conclude that agro-ecosystems will continue to select for new pathogens unless they are re-engineered to make them less conducive to pathogen emergence.&quot;,&quot;DOI&quot;:&quot;10.1146/annurev.phyto.010708.154114&quot;,&quot;note&quot;:&quot;PMID: 18680424&quot;,&quot;author&quot;:[{&quot;family&quot;:&quot;Stukenbrock&quot;,&quot;given&quot;:&quot;Eva H.&quot;},{&quot;family&quot;:&quot;McDonald&quot;,&quot;given&quot;:&quot;Bruce A.&quot;}],&quot;issued&quot;:{&quot;date-parts&quot;:[[&quot;2008&quot;]]}}},{&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B1SXIkpHHx"/><text:span text:style-name="T1"> and at least as ancient as vascular plants</text:span><text:reference-mark-start text:name="ZOTERO_ITEM CSL_CITATION {&quot;citationID&quot;:&quot;uWflw9Ia&quot;,&quot;properties&quot;:{&quot;formattedCitation&quot;:&quot;(Krings et al., 2007; Redecker et al., 2000)&quot;,&quot;plainCitation&quot;:&quot;(Krings et al., 2007; Redecker et al., 2000)&quot;,&quot;noteIndex&quot;:0},&quot;citationItems&quot;:[{&quot;id&quot;:1055,&quot;uris&quot;:[&quot;http://zotero.org/users/1142741/items/ZQNZJXVE&quot;],&quot;uri&quot;:[&quot;http://zotero.org/users/1142741/items/ZQNZJXVE&quot;],&quot;itemData&quot;:{&quot;id&quot;:1055,&quot;type&quot;:&quot;article-journal&quot;,&quot;title&quot;:&quot;Fungal endophytes in a 400-million-yr-old land plant: infection pathways, spatial distribution, and host responses&quot;,&quot;container-title&quot;:&quot;New Phytologist&quot;,&quot;page&quot;:&quot;648-657&quot;,&quot;volume&quot;:&quot;174&quot;,&quot;issue&quot;:&quot;3&quot;,&quot;source&quot;:&quot;Wiley Online Library&quot;,&quot;abstract&quot;:&quot;• The Early Devonian Rhynie chert has been critical in documenting early land plant–fungal interactions. However, complex associations involving several fungi that enter into qualitatively different relationships with a single host plant and even interact with one another have not yet been detailed. • Here, we studied petrographic thin sections of the Rhynie chert plant Nothia aphylla. • Three fungal endophytes (co)occur in prostrate axes of this plant: narrow hyphae producing clusters of small spores; large spherical spores/zoosporangia; and wide aseptate hyphae that form intercellular vesicles in the cortex. Host responses on attack include bulging of infected rhizoids, formation of encasement layers around intracellular hyphae, and separation of infected from uninfected tissues by secondarily thickened cell walls. • A complex simultaneous interaction of N. aphylla with three endophytic fungi was discovered. The host responses indicate that some of the mechanisms causing host responses in extant plants were in place 400 million yr ago. Anatomical and life history features of N. aphylla suggest that this plant may have been particularly susceptible to colonization by fungi.&quot;,&quot;DOI&quot;:&quot;10.1111/j.1469-8137.2007.02008.x&quot;,&quot;ISSN&quot;:&quot;1469-8137&quot;,&quot;shortTitle&quot;:&quot;Fungal endophytes in a 400-million-yr-old land plant&quot;,&quot;language&quot;:&quot;en&quot;,&quot;author&quot;:[{&quot;family&quot;:&quot;Krings&quot;,&quot;given&quot;:&quot;Michael&quot;},{&quot;family&quot;:&quot;Taylor&quot;,&quot;given&quot;:&quot;Thomas N.&quot;},{&quot;family&quot;:&quot;Hass&quot;,&quot;given&quot;:&quot;Hagen&quot;},{&quot;family&quot;:&quot;Kerp&quot;,&quot;given&quot;:&quot;Hans&quot;},{&quot;family&quot;:&quot;Dotzler&quot;,&quot;given&quot;:&quot;Nora&quot;},{&quot;family&quot;:&quot;Hermsen&quot;,&quot;given&quot;:&quot;Elizabeth J.&quot;}],&quot;issued&quot;:{&quot;date-parts&quot;:[[&quot;2007&quot;,5,1]]}}},{&quot;id&quot;:764,&quot;uris&quot;:[&quot;http://zotero.org/users/1142741/items/SEQC7QLH&quot;],&quot;uri&quot;:[&quot;http://zotero.org/users/1142741/items/SEQC7QLH&quot;],&quot;itemData&quot;:{&quot;id&quot;:764,&quot;type&quot;:&quot;article-journal&quot;,&quot;title&quot;:&quot;Glomalean Fungi from the Ordovician&quot;,&quot;container-title&quot;:&quot;Science&quot;,&quot;page&quot;:&quot;1920-1921&quot;,&quot;volume&quot;:&quot;289&quot;,&quot;issue&quot;:&quot;5486&quot;,&quot;source&quot;:&quot;science.sciencemag.org&quot;,&quot;abstract&quot;:&quot;Fossilized fungal hyphae and spores from the Ordovician of Wisconsin (with an age of about 460 million years) strongly resemble modern arbuscular mycorrhizal fungi (Glomales, Zygomycetes). These fossils indicate that Glomales-like fungi were present at a time when the land flora most likely only consisted of plants on the bryophytic level. Thus, these fungi may have played a crucial role in facilitating the colonization of land by plants, and the fossils support molecular estimates of fungal phylogeny that place the origin of the major groups of terrestrial fungi (Ascomycota, Basidiomycota, and Glomales) around 600 million years ago.&quot;,&quot;DOI&quot;:&quot;10.1126/science.289.5486.1920&quot;,&quot;ISSN&quot;:&quot;0036-8075, 1095-9203&quot;,&quot;note&quot;:&quot;PMID: 10988069&quot;,&quot;language&quot;:&quot;en&quot;,&quot;author&quot;:[{&quot;family&quot;:&quot;Redecker&quot;,&quot;given&quot;:&quot;Dirk&quot;},{&quot;family&quot;:&quot;Kodner&quot;,&quot;given&quot;:&quot;Robin&quot;},{&quot;family&quot;:&quot;Graham&quot;,&quot;given&quot;:&quot;Linda E.&quot;}],&quot;issued&quot;:{&quot;date-parts&quot;:[[&quot;2000&quot;,9,15]]}}}],&quot;schema&quot;:&quot;https://github.com/citation-style-language/schema/raw/master/csl-citation.json&quot;} RNDCPBV3KfdLb"/><text:span text:style-name="T1">(Krings et al., 2007; Redecker et al., 2000)</text:span><text:reference-mark-end text:name="ZOTERO_ITEM CSL_CITATION {&quot;citationID&quot;:&quot;uWflw9Ia&quot;,&quot;properties&quot;:{&quot;formattedCitation&quot;:&quot;(Krings et al., 2007; Redecker et al., 2000)&quot;,&quot;plainCitation&quot;:&quot;(Krings et al., 2007; Redecker et al., 2000)&quot;,&quot;noteIndex&quot;:0},&quot;citationItems&quot;:[{&quot;id&quot;:1055,&quot;uris&quot;:[&quot;http://zotero.org/users/1142741/items/ZQNZJXVE&quot;],&quot;uri&quot;:[&quot;http://zotero.org/users/1142741/items/ZQNZJXVE&quot;],&quot;itemData&quot;:{&quot;id&quot;:1055,&quot;type&quot;:&quot;article-journal&quot;,&quot;title&quot;:&quot;Fungal endophytes in a 400-million-yr-old land plant: infection pathways, spatial distribution, and host responses&quot;,&quot;container-title&quot;:&quot;New Phytologist&quot;,&quot;page&quot;:&quot;648-657&quot;,&quot;volume&quot;:&quot;174&quot;,&quot;issue&quot;:&quot;3&quot;,&quot;source&quot;:&quot;Wiley Online Library&quot;,&quot;abstract&quot;:&quot;• The Early Devonian Rhynie chert has been critical in documenting early land plant–fungal interactions. However, complex associations involving several fungi that enter into qualitatively different relationships with a single host plant and even interact with one another have not yet been detailed. • Here, we studied petrographic thin sections of the Rhynie chert plant Nothia aphylla. • Three fungal endophytes (co)occur in prostrate axes of this plant: narrow hyphae producing clusters of small spores; large spherical spores/zoosporangia; and wide aseptate hyphae that form intercellular vesicles in the cortex. Host responses on attack include bulging of infected rhizoids, formation of encasement layers around intracellular hyphae, and separation of infected from uninfected tissues by secondarily thickened cell walls. • A complex simultaneous interaction of N. aphylla with three endophytic fungi was discovered. The host responses indicate that some of the mechanisms causing host responses in extant plants were in place 400 million yr ago. Anatomical and life history features of N. aphylla suggest that this plant may have been particularly susceptible to colonization by fungi.&quot;,&quot;DOI&quot;:&quot;10.1111/j.1469-8137.2007.02008.x&quot;,&quot;ISSN&quot;:&quot;1469-8137&quot;,&quot;shortTitle&quot;:&quot;Fungal endophytes in a 400-million-yr-old land plant&quot;,&quot;language&quot;:&quot;en&quot;,&quot;author&quot;:[{&quot;family&quot;:&quot;Krings&quot;,&quot;given&quot;:&quot;Michael&quot;},{&quot;family&quot;:&quot;Taylor&quot;,&quot;given&quot;:&quot;Thomas N.&quot;},{&quot;family&quot;:&quot;Hass&quot;,&quot;given&quot;:&quot;Hagen&quot;},{&quot;family&quot;:&quot;Kerp&quot;,&quot;given&quot;:&quot;Hans&quot;},{&quot;family&quot;:&quot;Dotzler&quot;,&quot;given&quot;:&quot;Nora&quot;},{&quot;family&quot;:&quot;Hermsen&quot;,&quot;given&quot;:&quot;Elizabeth J.&quot;}],&quot;issued&quot;:{&quot;date-parts&quot;:[[&quot;2007&quot;,5,1]]}}},{&quot;id&quot;:764,&quot;uris&quot;:[&quot;http://zotero.org/users/1142741/items/SEQC7QLH&quot;],&quot;uri&quot;:[&quot;http://zotero.org/users/1142741/items/SEQC7QLH&quot;],&quot;itemData&quot;:{&quot;id&quot;:764,&quot;type&quot;:&quot;article-journal&quot;,&quot;title&quot;:&quot;Glomalean Fungi from the Ordovician&quot;,&quot;container-title&quot;:&quot;Science&quot;,&quot;page&quot;:&quot;1920-1921&quot;,&quot;volume&quot;:&quot;289&quot;,&quot;issue&quot;:&quot;5486&quot;,&quot;source&quot;:&quot;science.sciencemag.org&quot;,&quot;abstract&quot;:&quot;Fossilized fungal hyphae and spores from the Ordovician of Wisconsin (with an age of about 460 million years) strongly resemble modern arbuscular mycorrhizal fungi (Glomales, Zygomycetes). These fossils indicate that Glomales-like fungi were present at a time when the land flora most likely only consisted of plants on the bryophytic level. Thus, these fungi may have played a crucial role in facilitating the colonization of land by plants, and the fossils support molecular estimates of fungal phylogeny that place the origin of the major groups of terrestrial fungi (Ascomycota, Basidiomycota, and Glomales) around 600 million years ago.&quot;,&quot;DOI&quot;:&quot;10.1126/science.289.5486.1920&quot;,&quot;ISSN&quot;:&quot;0036-8075, 1095-9203&quot;,&quot;note&quot;:&quot;PMID: 10988069&quot;,&quot;language&quot;:&quot;en&quot;,&quot;author&quot;:[{&quot;family&quot;:&quot;Redecker&quot;,&quot;given&quot;:&quot;Dirk&quot;},{&quot;family&quot;:&quot;Kodner&quot;,&quot;given&quot;:&quot;Robin&quot;},{&quot;family&quot;:&quot;Graham&quot;,&quot;given&quot;:&quot;Linda E.&quot;}],&quot;issued&quot;:{&quot;date-parts&quot;:[[&quot;2000&quot;,9,15]]}}}],&quot;schema&quot;:&quot;https://github.com/citation-style-language/schema/raw/master/csl-citation.json&quot;} RNDCPBV3KfdLb"/><text:span text:style-name="T1">. </text:span></text:p>
      <text:p text:style-name="P3"/>
      <text:p text:style-name="P4"><text:span text:style-name="T1"><text:tab/>The potential importance of microbes in adding ecological functions to their hosts </text:span><text:reference-mark-start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span text:style-name="T1">(Johnson and Versalovic, 2012; Rodriguez et al., 2009; Woodward et al., 2012)</text:span><text:reference-mark-end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span text:style-name="T1"> has led some to suggest that multicellular organisms may host core microbiomes </text:span><text:reference-mark-start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1095,&quot;uris&quot;:[&quot;http://zotero.org/users/1142741/items/K2EZTX98&quot;],&quot;uri&quot;:[&quot;http://zotero.org/users/1142741/items/K2EZTX98&quot;],&quot;itemData&quot;:{&quot;id&quot;:1095,&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2WnVRqa1Jm"/><text:span text:style-name="T1">(Hamady and Knight, 2009; Shade and Handelsman, 2012; Vandenkoornhuyse et al., 2015)</text:span><text:reference-mark-end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1095,&quot;uris&quot;:[&quot;http://zotero.org/users/1142741/items/K2EZTX98&quot;],&quot;uri&quot;:[&quot;http://zotero.org/users/1142741/items/K2EZTX98&quot;],&quot;itemData&quot;:{&quot;id&quot;:1095,&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2WnVRqa1Jm"/><text:span text:style-name="T1">, which are subsets of important and consistent microbial partners. Initial explorations of plant core microbiomes have been highly controlled </text:span><text:reference-mark-start text:name="ZOTERO_ITEM CSL_CITATION {&quot;citationID&quot;:&quot;VQ10sPNJ&quot;,&quot;properties&quot;:{&quot;formattedCitation&quot;:&quot;(Edwards et al., 2015; Lundberg et al., 2012)&quot;,&quot;plainCitation&quot;:&quot;(Edwards et al., 2015; Lundberg et al., 2012)&quot;,&quot;noteIndex&quot;:0},&quot;citationItems&quot;:[{&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1BWPQeuaD0"/><text:span text:style-name="T1">(Edwards et al., 2015; Lundberg et al., 2012)</text:span><text:reference-mark-end text:name="ZOTERO_ITEM CSL_CITATION {&quot;citationID&quot;:&quot;VQ10sPNJ&quot;,&quot;properties&quot;:{&quot;formattedCitation&quot;:&quot;(Edwards et al., 2015; Lundberg et al., 2012)&quot;,&quot;plainCitation&quot;:&quot;(Edwards et al., 2015; Lundberg et al., 2012)&quot;,&quot;noteIndex&quot;:0},&quot;citationItems&quot;:[{&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1BWPQeuaD0"/><text:span text:style-name="T1">. Studies of plant-associated microbiomes in natural settings have rarely been framed in terms of core microbiomes</text:span><text:reference-mark-start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00,&quot;uris&quot;:[&quot;http://zotero.org/users/1142741/items/62SWI8UF&quot;],&quot;uri&quot;:[&quot;http://zotero.org/users/1142741/items/62SWI8UF&quot;],&quot;itemData&quot;:{&quot;id&quot;:1100,&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1098,&quot;uris&quot;:[&quot;http://zotero.org/users/1142741/items/SXI2778B&quot;],&quot;uri&quot;:[&quot;http://zotero.org/users/1142741/items/SXI2778B&quot;],&quot;itemData&quot;:{&quot;id&quot;:1098,&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2vToOLt1Hk"/><text:span text:style-name="T1">(Bodenhausen et al., 2013; Higgins et al., 2014; Kembel and Mueller, 2014; Kim et al., 2012; Zimmerman and Vitousek, 2012, 2012)</text:span><text:reference-mark-end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00,&quot;uris&quot;:[&quot;http://zotero.org/users/1142741/items/62SWI8UF&quot;],&quot;uri&quot;:[&quot;http://zotero.org/users/1142741/items/62SWI8UF&quot;],&quot;itemData&quot;:{&quot;id&quot;:1100,&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1098,&quot;uris&quot;:[&quot;http://zotero.org/users/1142741/items/SXI2778B&quot;],&quot;uri&quot;:[&quot;http://zotero.org/users/1142741/items/SXI2778B&quot;],&quot;itemData&quot;:{&quot;id&quot;:1098,&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2vToOLt1Hk"/><text:span text:style-name="T1">. This is not a coincidence: outside of experimental settings, the prospect of detecting a cadre of microorganisms absolutely loyal to their host in the face of a complex and dynamic natural environment is daunting. This definition of the core microbiome, known as either a “substantial” or “minimal” core </text:span><text:reference-mark-start text:name="ZOTERO_ITEM CSL_CITATION {&quot;citationID&quot;:&quot;PZnb1PpJ&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IyuFYzVIr"/><text:span text:style-name="T1">(Hamady and Knight, 2009)</text:span><text:reference-mark-end text:name="ZOTERO_ITEM CSL_CITATION {&quot;citationID&quot;:&quot;PZnb1PpJ&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IyuFYzVIr"/><text:span text:style-name="T1"> may be useful when carefully applied to long-studied symbioses such as ruminant gut communities </text:span><text:reference-mark-start text:name="ZOTERO_ITEM CSL_CITATION {&quot;citationID&quot;:&quot;NJXw0b8o&quot;,&quot;properties&quot;:{&quot;formattedCitation&quot;:&quot;(Liggenstoffer et al., 2010)&quot;,&quot;plainCitation&quot;:&quot;(Liggenstoffer et al., 2010)&quot;,&quot;noteIndex&quot;:0},&quot;citationItems&quot;:[{&quot;id&quot;:1101,&quot;uris&quot;:[&quot;http://zotero.org/users/1142741/items/HI35LRFN&quot;],&quot;uri&quot;:[&quot;http://zotero.org/users/1142741/items/HI35LRFN&quot;],&quot;itemData&quot;:{&quot;id&quot;:110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rhUdZ1xJik"/><text:span text:style-name="T1">(Liggenstoffer et al., 2010)</text:span><text:reference-mark-end text:name="ZOTERO_ITEM CSL_CITATION {&quot;citationID&quot;:&quot;NJXw0b8o&quot;,&quot;properties&quot;:{&quot;formattedCitation&quot;:&quot;(Liggenstoffer et al., 2010)&quot;,&quot;plainCitation&quot;:&quot;(Liggenstoffer et al., 2010)&quot;,&quot;noteIndex&quot;:0},&quot;citationItems&quot;:[{&quot;id&quot;:1101,&quot;uris&quot;:[&quot;http://zotero.org/users/1142741/items/HI35LRFN&quot;],&quot;uri&quot;:[&quot;http://zotero.org/users/1142741/items/HI35LRFN&quot;],&quot;itemData&quot;:{&quot;id&quot;:110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rhUdZ1xJik"/><text:span text:style-name="T1"> or mycorrhizal relationships </text:span><text:reference-mark-start text:name="ZOTERO_ITEM CSL_CITATION {&quot;citationID&quot;:&quot;yoQzlepS&quot;,&quot;properties&quot;:{&quot;formattedCitation&quot;:&quot;(Malloch et al., 1980; Van Der Heijden and Horton, 2009)&quot;,&quot;plainCitation&quot;:&quot;(Malloch et al., 1980; Van Der Heijden and Horton, 2009)&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1104,&quot;uris&quot;:[&quot;http://zotero.org/users/1142741/items/ZRPJC9RI&quot;],&quot;uri&quot;:[&quot;http://zotero.org/users/1142741/items/ZRPJC9RI&quot;],&quot;itemData&quot;:{&quot;id&quot;:1104,&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VY07L39FoK"/><text:span text:style-name="T1">(Malloch et al., 1980; Van Der Heijden and Horton, 2009)</text:span><text:reference-mark-end text:name="ZOTERO_ITEM CSL_CITATION {&quot;citationID&quot;:&quot;yoQzlepS&quot;,&quot;properties&quot;:{&quot;formattedCitation&quot;:&quot;(Malloch et al., 1980; Van Der Heijden and Horton, 2009)&quot;,&quot;plainCitation&quot;:&quot;(Malloch et al., 1980; Van Der Heijden and Horton, 2009)&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1104,&quot;uris&quot;:[&quot;http://zotero.org/users/1142741/items/ZRPJC9RI&quot;],&quot;uri&quot;:[&quot;http://zotero.org/users/1142741/items/ZRPJC9RI&quot;],&quot;itemData&quot;:{&quot;id&quot;:1104,&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VY07L39FoK"/><text:span text:style-name="T1">. This definition may not always serve for describing the numerous and labyrinthine microbe-host interactions that exist outside of laboratory settings. However, other definitions of core microbiomes exist that may be more useful for ecologically modeling microbiomes </text:span><text:reference-mark-start text:name="ZOTERO_ITEM CSL_CITATION {&quot;citationID&quot;:&quot;Q4WsjVkp&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9vKPLgpeNM"/><text:span text:style-name="T1">(Hamady and Knight, 2009)</text:span><text:reference-mark-end text:name="ZOTERO_ITEM CSL_CITATION {&quot;citationID&quot;:&quot;Q4WsjVkp&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9vKPLgpeNM"/><text:span text:style-name="T1">.</text:span></text:p>
      <text:p text:style-name="P3"><text:soft-page-break/></text:p>
      <text:p text:style-name="P4"><text:span text:style-name="T1"><text:tab/>Fungal endophytes, or fungi that live internally in plant tissues without incurring disease symptoms</text:span><text:reference-mark-start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span text:style-name="T1">(Wilson, 1995)</text:span><text:reference-mark-end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span text:style-name="T1">, are an important component of the plant microbiome. They have been shown to be widespread and important to plant health </text:span><text:reference-mark-start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span text:style-name="T2">(Arnold et al., 2003; Mejía et al., 2008, 2007; Porras-Alfaro and Bayman, 2011; Rodriguez et al., 2009)</text:span><text:reference-mark-end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span text:style-name="T1">. The endophytic compartment in which they reside is a distinct ecological space, in the sense that very different communities of microbes are observed outside vs. inside plant tissues</text:span><text:reference-mark-start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span text:style-name="T2">(Bodenhausen et al., 2013; Lundberg et al., 2012; Santamaría and Bayman, 2005)</text:span><text:reference-mark-end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span text:style-name="T1">, at least partly due to host-microbe preferences</text:span><text:reference-mark-start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span text:style-name="T1">(Oldroyd, 2013; Schulz et al., 1999; Venkateshwaran et al., 2013)</text:span><text:reference-mark-end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span text:style-name="T1">. Plant organs have been shown to host distinct communities of endophytes </text:span><text:reference-mark-start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span text:style-name="T2">(Bodenhausen et al., 2013; Edwards et al., 2015; Peršoh, 2013; Tateno et al., 2015)</text:span><text:reference-mark-end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span text:style-name="T1">. Endophyte communities are also influenced by environmental conditions </text:span><text:reference-mark-start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span text:style-name="T1">(Arnold and Herre, 2003; Carroll and Carroll, 1978; Zimmerman and Vitousek, 2012)</text:span><text:reference-mark-end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span text:style-name="T1">, in spite of presumed buffering from environmental stresses by host tissues. Fungal communities are also subject to spatial processes such as dispersal limitation </text:span><text:reference-mark-start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span text:style-name="T1">(Higgins et al., 2014; Peay et al., 2010)</text:span><text:reference-mark-end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span text:style-name="T1"> presumably and at multiple scales </text:span><text:reference-mark-start text:name="ZOTERO_ITEM CSL_CITATION {&quot;citationID&quot;:&quot;N1H7jsDl&quot;,&quot;properties&quot;:{&quot;formattedCitation&quot;:&quot;(Mummey and Rillig, 2008; Norros et al., 2012; Tedersoo et al., 2014)&quot;,&quot;plainCitation&quot;:&quot;(Mummey and Rillig, 2008; Norros et al., 2012; Tedersoo et al., 2014)&quot;,&quot;noteIndex&quot;:0},&quot;citationItems&quot;:[{&quot;id&quot;:1143,&quot;uris&quot;:[&quot;http://zotero.org/users/1142741/items/NFLDD4D3&quot;],&quot;uri&quot;:[&quot;http://zotero.org/users/1142741/items/NFLDD4D3&quot;],&quot;itemData&quot;:{&quot;id&quot;:1143,&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710,&quot;uris&quot;:[&quot;http://zotero.org/users/1142741/items/R6WUYG3I&quot;],&quot;uri&quot;:[&quot;http://zotero.org/users/1142741/items/R6WUYG3I&quot;],&quot;itemData&quot;:{&quot;id&quot;:710,&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1146,&quot;uris&quot;:[&quot;http://zotero.org/users/1142741/items/32NQUDPX&quot;],&quot;uri&quot;:[&quot;http://zotero.org/users/1142741/items/32NQUDPX&quot;],&quot;itemData&quot;:{&quot;id&quot;:1146,&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S7Nrc0Li9O"/><text:span text:style-name="T1">(Mummey and Rillig, 2008; Norros et al., 2012; Tedersoo et al., 2014)</text:span><text:reference-mark-end text:name="ZOTERO_ITEM CSL_CITATION {&quot;citationID&quot;:&quot;N1H7jsDl&quot;,&quot;properties&quot;:{&quot;formattedCitation&quot;:&quot;(Mummey and Rillig, 2008; Norros et al., 2012; Tedersoo et al., 2014)&quot;,&quot;plainCitation&quot;:&quot;(Mummey and Rillig, 2008; Norros et al., 2012; Tedersoo et al., 2014)&quot;,&quot;noteIndex&quot;:0},&quot;citationItems&quot;:[{&quot;id&quot;:1143,&quot;uris&quot;:[&quot;http://zotero.org/users/1142741/items/NFLDD4D3&quot;],&quot;uri&quot;:[&quot;http://zotero.org/users/1142741/items/NFLDD4D3&quot;],&quot;itemData&quot;:{&quot;id&quot;:1143,&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710,&quot;uris&quot;:[&quot;http://zotero.org/users/1142741/items/R6WUYG3I&quot;],&quot;uri&quot;:[&quot;http://zotero.org/users/1142741/items/R6WUYG3I&quot;],&quot;itemData&quot;:{&quot;id&quot;:710,&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1146,&quot;uris&quot;:[&quot;http://zotero.org/users/1142741/items/32NQUDPX&quot;],&quot;uri&quot;:[&quot;http://zotero.org/users/1142741/items/32NQUDPX&quot;],&quot;itemData&quot;:{&quot;id&quot;:1146,&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S7Nrc0Li9O"/><text:span text:style-name="T1">. <text:s/>Fungal endophytes, therefore, make ideal systems for studying the interplay of host-microbe interactions, environmental influences, and spatial patterning of both host and microbes in natural settings. <text:s/></text:span></text:p>
      <text:p text:style-name="P4"/>
      <text:p text:style-name="P5"><text:span text:style-name="T1"><text:tab/>It must be acknowledged that plant hosts exert strong influence on community membership of their endophyte community. However, we hypothesized that even the most faithful fungal associates will uncouple from their hosts with changing environmental conditions and dispersal constraints. We predicted, on the scale of the present study, that plant mycobiomes resemble “gradient” core microbiomes </text:span><text:reference-mark-start text:name="ZOTERO_ITEM CSL_CITATION {&quot;citationID&quot;:&quot;F6EY3FF0&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BJMEPxgCW"/><text:span text:style-name="T1">(Hamady and Knight, 2009)</text:span><text:reference-mark-end text:name="ZOTERO_ITEM CSL_CITATION {&quot;citationID&quot;:&quot;F6EY3FF0&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BJMEPxgCW"/><text:span text:style-name="T1">. Under this model, microbiomes can totally change across a landscape, with host-interactions mitigating but ultimately not preventing environmentally- and spatially-driven changes in the microbiome. In other words, we hypothesized that a persistent “core” of microbes shared among all members of a plant species does not truly exist in nature, on any meaningful scale. To test this, we compared community composition between wood and leaf fungal endophytes in multiple species of plant host across the landscape of the Fushan Forest Dynamics plot. We examined patterns in the total detected mycobiome of several plant hosts, and also most strongly associated endophytic fungi of a single host species. <text:s/></text:span></text:p>
      <text:p text:style-name="P1"/>
      <text:p text:style-name="P1">Materials and methods</text:p>
      <text:p text:style-name="P1"/>
      <text:p text:style-name="Preformatted_20_Text"><text:span text:style-name="T1">Background/Site: Sampling occurred in summer of 2013 at Fushan forest, in Northeastern Taiwan (24º 45' 40" N, 121º 33' 28" E), which hosts a 25-ha Smithsonian-associated Forest Dynamics Plot (FDP) </text:span><text:reference-mark-start text:name="ZOTERO_ITEM CSL_CITATION {&quot;citationID&quot;:&quot;ixCPFUCp&quot;,&quot;properties&quot;:{&quot;formattedCitation&quot;:&quot;(Losos and Leigh, 2004; Su et al., 2007)&quot;,&quot;plainCitation&quot;:&quot;(Losos and Leigh, 2004; Su et al., 2007)&quot;,&quot;noteIndex&quot;:0},&quot;citationItems&quot;:[{&quot;id&quot;:1108,&quot;uris&quot;:[&quot;http://zotero.org/users/1142741/items/35SAZYTR&quot;],&quot;uri&quot;:[&quot;http://zotero.org/users/1142741/items/35SAZYTR&quot;],&quot;itemData&quot;:{&quot;id&quot;:1108,&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7CFwdnvf5q"/><text:span text:style-name="T1">(Losos and Leigh, 2004; Su et al., 2007)</text:span><text:reference-mark-end text:name="ZOTERO_ITEM CSL_CITATION {&quot;citationID&quot;:&quot;ixCPFUCp&quot;,&quot;properties&quot;:{&quot;formattedCitation&quot;:&quot;(Losos and Leigh, 2004; Su et al., 2007)&quot;,&quot;plainCitation&quot;:&quot;(Losos and Leigh, 2004; Su et al., 2007)&quot;,&quot;noteIndex&quot;:0},&quot;citationItems&quot;:[{&quot;id&quot;:1108,&quot;uris&quot;:[&quot;http://zotero.org/users/1142741/items/35SAZYTR&quot;],&quot;uri&quot;:[&quot;http://zotero.org/users/1142741/items/35SAZYTR&quot;],&quot;itemData&quot;:{&quot;id&quot;:1108,&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7CFwdnvf5q"/><text:span text:style-name="T1">. Fushan is a humid subtropical old-growth montane site that receives 4.27 m of rain each year. Most of this precipitation falls during rainy, cool winters, though a significant fraction of this rain is due to typhoons, the main agent of disturbance in this system, during warm summer months. The flora is diverse, characterized by many evergreen broadleaf tree species and a diverse understory of lianas, ferns, tree ferns, and other herbs, graminoids, and shrubs. Vegetative communities can be broadly categorized into four community types described by dominant tree species combinations (Fig. 1). Topography is highly variable, with a maximum elevation of 733 m above sea level at an approximately central hilltop within the FDP, and a minimum of 600 m, though the present study sampled areas only as low as 650 m. The complex topography of Fushan has been summarized by classification of each 20 m x 20 m quadrat of the FDP into one of seven habitat types, based on aspect, slope, convexity, and elevation (Fig. 1), which are found to influence vegetative communities </text:span><text:reference-mark-start text:name="ZOTERO_ITEM CSL_CITATION {&quot;citationID&quot;:&quot;3pvH25CY&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hPNGoiJdOp"/><text:span text:style-name="T1">(Su et al., 2010)</text:span><text:reference-mark-end text:name="ZOTERO_ITEM CSL_CITATION {&quot;citationID&quot;:&quot;3pvH25CY&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hPNGoiJdOp"/><text:span text:style-name="T1">.</text:span></text:p>
      <text:p text:style-name="P1"/>
      <text:p text:style-name="P1">Field methods</text:p>
      <text:p text:style-name="Preformatted_20_Text"/>
      <text:p text:style-name="Preformatted_20_Text"><text:soft-page-break/><text:span text:style-name="T1">Fushan FDP was divided into 9 sub-plots, and subplots were sampled using a nested logarithmic scheme intended to detect dispersal limitation and community turnover </text:span><text:reference-mark-start text:name="ZOTERO_ITEM CSL_CITATION {&quot;citationID&quot;:&quot;U7ErBp3O&quot;,&quot;properties&quot;:{&quot;formattedCitation&quot;:&quot;(Rodrigues et al., 2013)&quot;,&quot;plainCitation&quot;:&quot;(Rodrigues et al., 2013)&quot;,&quot;noteIndex&quot;:0},&quot;citationItems&quot;:[{&quot;id&quot;:721,&quot;uris&quot;:[&quot;http://zotero.org/users/1142741/items/X9M47KCP&quot;],&quot;uri&quot;:[&quot;http://zotero.org/users/1142741/items/X9M47KCP&quot;],&quot;itemData&quot;:{&quot;id&quot;:721,&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K4en2TKMqQ"/><text:span text:style-name="T1">(Rodrigues et al., 2013)</text:span><text:reference-mark-end text:name="ZOTERO_ITEM CSL_CITATION {&quot;citationID&quot;:&quot;U7ErBp3O&quot;,&quot;properties&quot;:{&quot;formattedCitation&quot;:&quot;(Rodrigues et al., 2013)&quot;,&quot;plainCitation&quot;:&quot;(Rodrigues et al., 2013)&quot;,&quot;noteIndex&quot;:0},&quot;citationItems&quot;:[{&quot;id&quot;:721,&quot;uris&quot;:[&quot;http://zotero.org/users/1142741/items/X9M47KCP&quot;],&quot;uri&quot;:[&quot;http://zotero.org/users/1142741/items/X9M47KCP&quot;],&quot;itemData&quot;:{&quot;id&quot;:721,&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K4en2TKMqQ"/><text:span text:style-name="T1"> (Fig. <text:s/>2). Sampling of each set of nested points was undertaken in random order. Once sampling of a single set of nested squares had begun, all points within that set of nested points were sampled prior to beginning another. Six out of nine sets of nested squares were sampled, due to time constraints. <text:s/>For each sampling point, we located the tree with the largest DBH with canopy above the point and collected the three lowest “healthy” appearing leaves that were safely reachable. Leaves and accompanying woody stems were obtained using a 3m collapsible pole pruner. Identification of host- tree was supplied by survey data from ongoing ecological research at Fushan FDP </text:span><text:reference-mark-start text:name="ZOTERO_ITEM CSL_CITATION {&quot;citationID&quot;:&quot;UQhX8mwF&quot;,&quot;properties&quot;:{&quot;formattedCitation&quot;:&quot;(Su et al., 2007)&quot;,&quot;plainCitation&quot;:&quot;(Su et al., 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lfaB8OfAA"/><text:span text:style-name="T1">(Su et al., 2007)</text:span><text:reference-mark-end text:name="ZOTERO_ITEM CSL_CITATION {&quot;citationID&quot;:&quot;UQhX8mwF&quot;,&quot;properties&quot;:{&quot;formattedCitation&quot;:&quot;(Su et al., 2007)&quot;,&quot;plainCitation&quot;:&quot;(Su et al., 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lfaB8OfAA"/><text:span text:style-name="T1">. All plant material was carried to a nearby field station and stored at 4°C for no longer than 5 days before processing.</text:span></text:p>
      <text:p text:style-name="P1"/>
      <text:p text:style-name="P1">Lab methods</text:p>
      <text:p text:style-name="P1"/>
      <text:p text:style-name="Preformatted_20_Text"><text:span text:style-name="T1">Preparation and sequencing of Illumina libraries for leaves and wood were undertaken separately, with differing protocols. Protocols for leaf fungal endophyte amplicon library preparations are given in Vandegrift </text:span><text:reference-mark-start text:name="ZOTERO_ITEM CSL_CITATION {&quot;citationID&quot;:&quot;pFoE9Sak&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p9rtjwt0A"/><text:span text:style-name="T1">(2016)</text:span><text:reference-mark-end text:name="ZOTERO_ITEM CSL_CITATION {&quot;citationID&quot;:&quot;pFoE9Sak&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p9rtjwt0A"/><text:span text:style-name="T1">. Protocols for wood endophytes are given in detail in Thomas et al. </text:span><text:reference-mark-start text:name="ZOTERO_ITEM CSL_CITATION {&quot;citationID&quot;:&quot;SpaHcS8Z&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6V1myJKsu"/><text:span text:style-name="T1">(2017)</text:span><text:reference-mark-end text:name="ZOTERO_ITEM CSL_CITATION {&quot;citationID&quot;:&quot;SpaHcS8Z&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6V1myJKsu"/><text:span text:style-name="T1">. Briefly, all leaves were washed and surface-sterilized, and woody stem material was debarked with a sterile scalpel and phloem and sapwood were harvested. DNA was extracted from both in separate library preparations and ITS region 1 was amplified using a fungal-specific primer set with illumina© tagged, barcoded primers. Positive, “mock community” controls were included in the wood-endophyte library, and pure-water negative controls were included in both libraries. Samples were multiplexed and sequenced in separate illumina© Mi-Seq sequencer runs.</text:span></text:p>
      <text:p text:style-name="P1"/>
      <text:p text:style-name="P1">Bioinformatics</text:p>
      <text:p text:style-name="P1"/>
      <text:p text:style-name="P6"><text:span text:style-name="T1">Details of the bioinformatics pipeline are explained in Thomas et al. </text:span><text:reference-mark-start text:name="ZOTERO_ITEM CSL_CITATION {&quot;citationID&quot;:&quot;FhcFtw3L&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XirOT84HO"/><text:span text:style-name="T1">(2017)</text:span><text:reference-mark-end text:name="ZOTERO_ITEM CSL_CITATION {&quot;citationID&quot;:&quot;FhcFtw3L&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XirOT84HO"/><text:span text:style-name="T1">. Full scripts are available in supplementary information. Briefly, general bioinformatics protocols followed the USEARCH/UPARSE pipeline version 8.1 </text:span><text:reference-mark-start text:name="ZOTERO_ITEM CSL_CITATION {&quot;citationID&quot;:&quot;OZq2f2ht&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R7bg9U0bRI"/><text:span text:style-name="T1">(Edgar, 2013)</text:span><text:reference-mark-end text:name="ZOTERO_ITEM CSL_CITATION {&quot;citationID&quot;:&quot;OZq2f2ht&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R7bg9U0bRI"/><text:span text:style-name="T1"> wherever possible. Libraries of leaf and wood fungal endophyte DNA were prepared separately, so to maximize comparability, the reads from both libraries were combined as early as possible in the bioinformatics pipeline, following merging of paired ends. Variance stabilization, the process of maximizing comparability among samples and studies while considering differences in sampling depth, was done using using the DESeq2 and phyloseq packages in R </text:span><text:reference-mark-start text:name="ZOTERO_ITEM CSL_CITATION {&quot;citationID&quot;:&quot;7NAyfUln&quot;,&quot;properties&quot;:{&quot;formattedCitation&quot;:&quot;(Love et al., 2014; McMurdie and Holmes, 2013)&quot;,&quot;plainCitation&quot;:&quot;(Love et al., 2014; McMurdie and Holmes, 2013)&quot;,&quot;noteIndex&quot;:0},&quot;citationItems&quot;:[{&quot;id&quot;:919,&quot;uris&quot;:[&quot;http://zotero.org/users/1142741/items/IF7RKU6M&quot;],&quot;uri&quot;:[&quot;http://zotero.org/users/1142741/items/IF7RKU6M&quot;],&quot;itemData&quot;:{&quot;id&quot;:919,&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aJZ2AXBZA"/><text:span text:style-name="T1">(Love et al., 2014; McMurdie and Holmes, 2013)</text:span><text:reference-mark-end text:name="ZOTERO_ITEM CSL_CITATION {&quot;citationID&quot;:&quot;7NAyfUln&quot;,&quot;properties&quot;:{&quot;formattedCitation&quot;:&quot;(Love et al., 2014; McMurdie and Holmes, 2013)&quot;,&quot;plainCitation&quot;:&quot;(Love et al., 2014; McMurdie and Holmes, 2013)&quot;,&quot;noteIndex&quot;:0},&quot;citationItems&quot;:[{&quot;id&quot;:919,&quot;uris&quot;:[&quot;http://zotero.org/users/1142741/items/IF7RKU6M&quot;],&quot;uri&quot;:[&quot;http://zotero.org/users/1142741/items/IF7RKU6M&quot;],&quot;itemData&quot;:{&quot;id&quot;:919,&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aJZ2AXBZA"/><text:span text:style-name="T1">, using leaf/wood as the design variable. Positive controls were used to calibrate OTU similarity radius and minimum cutoffs, which were subtracted from all observations to reduce error from index-misassignment and artificial splitting of OTUs. Large differences in abundances remained among positive control OTUs even after variance stabilization, so all statistical analyses were conducted with incidence (presence/absence)-transformed community matrices.</text:span></text:p>
      <text:p text:style-name="P1"/>
      <text:p text:style-name="P1">Statistical methods</text:p>
      <text:p text:style-name="P1"/>
      <text:p text:style-name="P1">Overview</text:p>
      <text:p text:style-name="P1"/>
      <text:p text:style-name="Preformatted_20_Text"><text:span text:style-name="T1">Ecological patterns of the entire fungal community of leaves and wood of all hosts were examined first. <text:s/>Analyses then were focused on patterns in the mycobiome of the single, most commonly-sampled host tree, </text:span><text:span text:style-name="T6">Helicia</text:span><text:span text:style-name="T4"> </text:span><text:span text:style-name="T6">formosana</text:span><text:span text:style-name="T1">. Finally, host-fungus coccurrence patterns were used to define a core mycobiome that was also examined for ecological patterns (Fig. 3). Statistical analysis was conducted in R Statistical Software, version 3.3.1 </text:span><text:reference-mark-start text:name="ZOTERO_ITEM CSL_CITATION {&quot;citationID&quot;:&quot;HrduTtzS&quot;,&quot;properties&quot;:{&quot;formattedCitation&quot;:&quot;(R Core Team, 2017)&quot;,&quot;plainCitation&quot;:&quot;(R Core Team, 2017)&quot;,&quot;noteIndex&quot;:0},&quot;citationItems&quot;:[{&quot;id&quot;:966,&quot;uris&quot;:[&quot;http://zotero.org/users/1142741/items/UHWW8S28&quot;],&quot;uri&quot;:[&quot;http://zotero.org/users/1142741/items/UHWW8S28&quot;],&quot;itemData&quot;:{&quot;id&quot;:966,&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72ZRel3eQ4"/><text:span text:style-name="T1">(R Core Team, 2017)</text:span><text:reference-mark-end text:name="ZOTERO_ITEM CSL_CITATION {&quot;citationID&quot;:&quot;HrduTtzS&quot;,&quot;properties&quot;:{&quot;formattedCitation&quot;:&quot;(R Core Team, 2017)&quot;,&quot;plainCitation&quot;:&quot;(R Core Team, 2017)&quot;,&quot;noteIndex&quot;:0},&quot;citationItems&quot;:[{&quot;id&quot;:966,&quot;uris&quot;:[&quot;http://zotero.org/users/1142741/items/UHWW8S28&quot;],&quot;uri&quot;:[&quot;http://zotero.org/users/1142741/items/UHWW8S28&quot;],&quot;itemData&quot;:{&quot;id&quot;:966,&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72ZRel3eQ4"/><text:span text:style-name="T1">, with the vegan </text:span><text:reference-mark-start text:name="ZOTERO_ITEM CSL_CITATION {&quot;citationID&quot;:&quot;KOeo98l5&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8ITO9iY0I"/><text:span text:style-name="T1">(Oksanen et al., 2017)</text:span><text:reference-mark-end text:name="ZOTERO_ITEM CSL_CITATION {&quot;citationID&quot;:&quot;KOeo98l5&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8ITO9iY0I"/><text:span text:style-name="T1">, phyloseq </text:span><text:reference-mark-start text:name="ZOTERO_ITEM CSL_CITATION {&quot;citationID&quot;:&quot;qsOCvxx4&quot;,&quot;properties&quot;:{&quot;formattedCitation&quot;:&quot;(McMurdie and Holmes, 2013)&quot;,&quot;plainCitation&quot;:&quot;(McMurdie and Holmes, 2013)&quot;,&quot;noteIndex&quot;:0},&quot;citationItems&quot;:[{&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vxRTe3Ix0h"/><text:span text:style-name="T1">(McMurdie and Holmes, 2013)</text:span><text:reference-mark-end text:name="ZOTERO_ITEM CSL_CITATION {&quot;citationID&quot;:&quot;qsOCvxx4&quot;,&quot;properties&quot;:{&quot;formattedCitation&quot;:&quot;(McMurdie and Holmes, 2013)&quot;,&quot;plainCitation&quot;:&quot;(McMurdie and Holmes, 2013)&quot;,&quot;noteIndex&quot;:0},&quot;citationItems&quot;:[{&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vxRTe3Ix0h"/><text:span text:style-name="T1">, cooccur </text:span><text:reference-mark-start text:name="ZOTERO_ITEM CSL_CITATION {&quot;citationID&quot;:&quot;DSVeJbiJ&quot;,&quot;properties&quot;:{&quot;formattedCitation&quot;:&quot;(Griffith et al., 2016)&quot;,&quot;plainCitation&quot;:&quot;(Griffith et al., 2016)&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ikab8r8k35"/><text:span text:style-name="T1">(Griffith et al., 2016)</text:span><text:reference-mark-end text:name="ZOTERO_ITEM CSL_CITATION {&quot;citationID&quot;:&quot;DSVeJbiJ&quot;,&quot;properties&quot;:{&quot;formattedCitation&quot;:&quot;(Griffith et al., 2016)&quot;,&quot;plainCitation&quot;:&quot;(Griffith et al., 2016)&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ikab8r8k35"/><text:span text:style-name="T1">, igraph </text:span><text:reference-mark-start text:name="ZOTERO_ITEM CSL_CITATION {&quot;citationID&quot;:&quot;DSKEGcGJ&quot;,&quot;properties&quot;:{&quot;formattedCitation&quot;:&quot;(Csardi and Nepusz, 2006)&quot;,&quot;plainCitation&quot;:&quot;(Csardi and Nepusz, 2006)&quot;,&quot;noteIndex&quot;:0},&quot;citationItems&quot;:[{&quot;id&quot;:1116,&quot;uris&quot;:[&quot;http://zotero.org/users/1142741/items/3AAJUU4M&quot;],&quot;uri&quot;:[&quot;http://zotero.org/users/1142741/items/3AAJUU4M&quot;],&quot;itemData&quot;:{&quot;id&quot;:1116,&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3Eb7wYAZ7S"/><text:span text:style-name="T1">(Csardi and Nepusz, 2006)</text:span><text:reference-mark-end text:name="ZOTERO_ITEM CSL_CITATION {&quot;citationID&quot;:&quot;DSKEGcGJ&quot;,&quot;properties&quot;:{&quot;formattedCitation&quot;:&quot;(Csardi and Nepusz, 2006)&quot;,&quot;plainCitation&quot;:&quot;(Csardi and Nepusz, 2006)&quot;,&quot;noteIndex&quot;:0},&quot;citationItems&quot;:[{&quot;id&quot;:1116,&quot;uris&quot;:[&quot;http://zotero.org/users/1142741/items/3AAJUU4M&quot;],&quot;uri&quot;:[&quot;http://zotero.org/users/1142741/items/3AAJUU4M&quot;],&quot;itemData&quot;:{&quot;id&quot;:1116,&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3Eb7wYAZ7S"/><text:span text:style-name="T1"> and ecodist </text:span><text:reference-mark-start text:name="ZOTERO_ITEM CSL_CITATION {&quot;citationID&quot;:&quot;XD9VEaN8&quot;,&quot;properties&quot;:{&quot;formattedCitation&quot;:&quot;(Goslee and Urban, 2007)&quot;,&quot;plainCitation&quot;:&quot;(Goslee and Urban, 2007)&quot;,&quot;noteIndex&quot;:0},&quot;citationItems&quot;:[{&quot;id&quot;:1117,&quot;uris&quot;:[&quot;http://zotero.org/users/1142741/items/JHQBIDIX&quot;],&quot;uri&quot;:[&quot;http://zotero.org/users/1142741/items/JHQBIDIX&quot;],&quot;itemData&quot;:{&quot;id&quot;:1117,&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wHxFw65Yed"/><text:span text:style-name="T1">(Goslee and Urban, 2007)</text:span><text:reference-mark-end text:name="ZOTERO_ITEM CSL_CITATION {&quot;citationID&quot;:&quot;XD9VEaN8&quot;,&quot;properties&quot;:{&quot;formattedCitation&quot;:&quot;(Goslee and Urban, 2007)&quot;,&quot;plainCitation&quot;:&quot;(Goslee and Urban, 2007)&quot;,&quot;noteIndex&quot;:0},&quot;citationItems&quot;:[{&quot;id&quot;:1117,&quot;uris&quot;:[&quot;http://zotero.org/users/1142741/items/JHQBIDIX&quot;],&quot;uri&quot;:[&quot;http://zotero.org/users/1142741/items/JHQBIDIX&quot;],&quot;itemData&quot;:{&quot;id&quot;:1117,&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wHxFw65Yed"/><text:span text:style-name="T1"> packages. Where required, all endophyte community comparisons were conducted using Bray-</text:span><text:soft-page-break/><text:span text:style-name="T1">Curtis dissimilarity index </text:span><text:reference-mark-start text:name="ZOTERO_ITEM CSL_CITATION {&quot;citationID&quot;:&quot;NoaziXAs&quot;,&quot;properties&quot;:{&quot;formattedCitation&quot;:&quot;(Bray and Curtis, 1957; McCune et al., 2002)&quot;,&quot;plainCitation&quot;:&quot;(Bray and Curtis, 1957; McCune et al., 2002)&quot;,&quot;noteIndex&quot;:0},&quot;citationItems&quot;:[{&quot;id&quot;:1118,&quot;uris&quot;:[&quot;http://zotero.org/users/1142741/items/SPFI9R5K&quot;],&quot;uri&quot;:[&quot;http://zotero.org/users/1142741/items/SPFI9R5K&quot;],&quot;itemData&quot;:{&quot;id&quot;:1118,&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1119,&quot;uris&quot;:[&quot;http://zotero.org/users/1142741/items/CNM868FZ&quot;],&quot;uri&quot;:[&quot;http://zotero.org/users/1142741/items/CNM868FZ&quot;],&quot;itemData&quot;:{&quot;id&quot;:1119,&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stywACvfbV"/><text:span text:style-name="T1">(Bray and Curtis, 1957; McCune et al., 2002)</text:span><text:reference-mark-end text:name="ZOTERO_ITEM CSL_CITATION {&quot;citationID&quot;:&quot;NoaziXAs&quot;,&quot;properties&quot;:{&quot;formattedCitation&quot;:&quot;(Bray and Curtis, 1957; McCune et al., 2002)&quot;,&quot;plainCitation&quot;:&quot;(Bray and Curtis, 1957; McCune et al., 2002)&quot;,&quot;noteIndex&quot;:0},&quot;citationItems&quot;:[{&quot;id&quot;:1118,&quot;uris&quot;:[&quot;http://zotero.org/users/1142741/items/SPFI9R5K&quot;],&quot;uri&quot;:[&quot;http://zotero.org/users/1142741/items/SPFI9R5K&quot;],&quot;itemData&quot;:{&quot;id&quot;:1118,&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1119,&quot;uris&quot;:[&quot;http://zotero.org/users/1142741/items/CNM868FZ&quot;],&quot;uri&quot;:[&quot;http://zotero.org/users/1142741/items/CNM868FZ&quot;],&quot;itemData&quot;:{&quot;id&quot;:1119,&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stywACvfbV"/><text:span text:style-name="T1">.</text:span></text:p>
      <text:p text:style-name="P1"/>
      <text:p text:style-name="P1">Mycobiome of all hosts</text:p>
      <text:p text:style-name="P1"/>
      <text:p text:style-name="P7"><text:span text:style-name="T1">Dissimilarity of leaf and wood endophyte communities were as a first step modeled and visualized using non- parametric multivariate analysis of variance (NPMANOVA or PERMANOVA) </text:span><text:reference-mark-start text:name="ZOTERO_ITEM CSL_CITATION {&quot;citationID&quot;:&quot;QPpgloo2&quot;,&quot;properties&quot;:{&quot;formattedCitation&quot;:&quot;(Anderson, 2017, 2001)&quot;,&quot;plainCitation&quot;:&quot;(Anderson, 2017, 2001)&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1120,&quot;uris&quot;:[&quot;http://zotero.org/users/1142741/items/XUV6HP4E&quot;],&quot;uri&quot;:[&quot;http://zotero.org/users/1142741/items/XUV6HP4E&quot;],&quot;itemData&quot;:{&quot;id&quot;:112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bOUj3vapV0"/><text:span text:style-name="T1">(Anderson, 2017, 2001)</text:span><text:reference-mark-end text:name="ZOTERO_ITEM CSL_CITATION {&quot;citationID&quot;:&quot;QPpgloo2&quot;,&quot;properties&quot;:{&quot;formattedCitation&quot;:&quot;(Anderson, 2017, 2001)&quot;,&quot;plainCitation&quot;:&quot;(Anderson, 2017, 2001)&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1120,&quot;uris&quot;:[&quot;http://zotero.org/users/1142741/items/XUV6HP4E&quot;],&quot;uri&quot;:[&quot;http://zotero.org/users/1142741/items/XUV6HP4E&quot;],&quot;itemData&quot;:{&quot;id&quot;:112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bOUj3vapV0"/><text:span text:style-name="T1">, and non-metric multidimensional scaling (NMS). Following initial comparisons of community composition, all analyses of wood and leaf endophytes were conducted separately, in parallel. Effects of host and environmental variables of vegetative community and topography (Fig. 1) on endophyte communities were modeled individually using PERMANOVA, and results were visualized with NMS when significant. <text:s/></text:span></text:p>
      <text:p text:style-name="P7"/>
      <text:p text:style-name="P9"><text:span text:style-name="T1">Spatial trends in endophyte communities were first explored using multivariate Mantel tests </text:span><text:reference-mark-start text:name="ZOTERO_ITEM CSL_CITATION {&quot;citationID&quot;:&quot;Kywo8oKY&quot;,&quot;properties&quot;:{&quot;formattedCitation&quot;:&quot;(Legendre and Fortin, 1989; Mantel, 1967)&quot;,&quot;plainCitation&quot;:&quot;(Legendre and Fortin, 1989; Mantel, 1967)&quot;,&quot;noteIndex&quot;:0},&quot;citationItems&quot;:[{&quot;id&quot;:1128,&quot;uris&quot;:[&quot;http://zotero.org/users/1142741/items/3RUMMN2X&quot;],&quot;uri&quot;:[&quot;http://zotero.org/users/1142741/items/3RUMMN2X&quot;],&quot;itemData&quot;:{&quot;id&quot;:112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1122,&quot;uris&quot;:[&quot;http://zotero.org/users/1142741/items/WI5C95I9&quot;],&quot;uri&quot;:[&quot;http://zotero.org/users/1142741/items/WI5C95I9&quot;],&quot;itemData&quot;:{&quot;id&quot;:1122,&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b8XwxAPEt"/><text:span text:style-name="T1">(Legendre and Fortin, 1989; Mantel, 1967)</text:span><text:reference-mark-end text:name="ZOTERO_ITEM CSL_CITATION {&quot;citationID&quot;:&quot;Kywo8oKY&quot;,&quot;properties&quot;:{&quot;formattedCitation&quot;:&quot;(Legendre and Fortin, 1989; Mantel, 1967)&quot;,&quot;plainCitation&quot;:&quot;(Legendre and Fortin, 1989; Mantel, 1967)&quot;,&quot;noteIndex&quot;:0},&quot;citationItems&quot;:[{&quot;id&quot;:1128,&quot;uris&quot;:[&quot;http://zotero.org/users/1142741/items/3RUMMN2X&quot;],&quot;uri&quot;:[&quot;http://zotero.org/users/1142741/items/3RUMMN2X&quot;],&quot;itemData&quot;:{&quot;id&quot;:112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1122,&quot;uris&quot;:[&quot;http://zotero.org/users/1142741/items/WI5C95I9&quot;],&quot;uri&quot;:[&quot;http://zotero.org/users/1142741/items/WI5C95I9&quot;],&quot;itemData&quot;:{&quot;id&quot;:1122,&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b8XwxAPEt"/><text:span text:style-name="T1"> of community dissimilarity matrices against physical distance matrices, and visualized with Mantel multivariate correlograms. </text:span></text:p>
      <text:p text:style-name="P9"/>
      <text:p text:style-name="P9"><text:span text:style-name="T1">For greater resolution of spatial trends, distance-based Moran’s eigenvector maps analysis, also known as Principal Components of Neighbor Matrices (PCNM) analysis, was conducted on our sampling scheme. </text:span></text:p>
      <text:p text:style-name="P9"/>
      <text:p text:style-name="P10"><text:span text:style-name="T10">The vectors produced by dbMEM or PCNM analysis are principle coordinates, or eigen- vectors derived from a modified distance matrix of all sampling points. These eigenvectors represent a range of uncorrelated spatial patterns that could be observed within the sampling scheme being examined, in wavelengths of vary size and direction. </text:span></text:p>
      <text:p text:style-name="P10"/>
      <text:p text:style-name="P10"/>
      <text:p text:style-name="P10"><text:span text:style-name="T10"><text:s/>that can be tested as predictors of patterns of variance in an associated community matrix. </text:span></text:p>
      <text:p text:style-name="P10"/>
      <text:p text:style-name="P10"><text:span text:style-name="T10">Following the general statistical pipeline recommended by Legendre et al. </text:span><text:reference-mark-start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1130,&quot;uris&quot;:[&quot;http://zotero.org/users/1142741/items/3YKN4IIZ&quot;],&quot;uri&quot;:[&quot;http://zotero.org/users/1142741/items/3YKN4IIZ&quot;],&quot;itemData&quot;:{&quot;id&quot;:1130,&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Dkg6Z7Ff8"/><text:span text:style-name="T10">(Borcard et al., 2011; Legendre and Legendre, 2012)</text:span><text:reference-mark-end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1130,&quot;uris&quot;:[&quot;http://zotero.org/users/1142741/items/3YKN4IIZ&quot;],&quot;uri&quot;:[&quot;http://zotero.org/users/1142741/items/3YKN4IIZ&quot;],&quot;itemData&quot;:{&quot;id&quot;:1130,&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Dkg6Z7Ff8"/><text:span text:style-name="T10">, endophyte community matrices were Hellinger-transformed </text:span><text:reference-mark-start text:name="ZOTERO_ITEM CSL_CITATION {&quot;citationID&quot;:&quot;EROAjq1z&quot;,&quot;properties&quot;:{&quot;formattedCitation&quot;:&quot;(Legendre and Gallagher, 2001)&quot;,&quot;plainCitation&quot;:&quot;(Legendre and Gallagher, 2001)&quot;,&quot;noteIndex&quot;:0},&quot;citationItems&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UqBHoZafT5"/><text:span text:style-name="T10">(Legendre and Gallagher, 2001)</text:span><text:reference-mark-end text:name="ZOTERO_ITEM CSL_CITATION {&quot;citationID&quot;:&quot;EROAjq1z&quot;,&quot;properties&quot;:{&quot;formattedCitation&quot;:&quot;(Legendre and Gallagher, 2001)&quot;,&quot;plainCitation&quot;:&quot;(Legendre and Gallagher, 2001)&quot;,&quot;noteIndex&quot;:0},&quot;citationItems&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UqBHoZafT5"/><text:span text:style-name="T10">, and “regressed” using Redundancy analysis (RDA) </text:span><text:reference-mark-start text:name="ZOTERO_ITEM CSL_CITATION {&quot;citationID&quot;:&quot;SmGUrf2b&quot;,&quot;properties&quot;:{&quot;formattedCitation&quot;:&quot;(Buttigieg and Ramette, 2014; Legendre and Gallagher, 2001)&quot;,&quot;plainCitation&quot;:&quot;(Buttigieg and Ramette, 2014; Legendre and Gallagher, 2001)&quot;,&quot;noteIndex&quot;:0},&quot;citationItems&quot;:[{&quot;id&quot;:1132,&quot;uris&quot;:[&quot;http://zotero.org/users/1142741/items/3L4B6KLT&quot;],&quot;uri&quot;:[&quot;http://zotero.org/users/1142741/items/3L4B6KLT&quot;],&quot;itemData&quot;:{&quot;id&quot;:1132,&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FnxVD6AvYi"/><text:span text:style-name="T10">(Buttigieg and Ramette, 2014; Legendre and Gallagher, 2001)</text:span><text:reference-mark-end text:name="ZOTERO_ITEM CSL_CITATION {&quot;citationID&quot;:&quot;SmGUrf2b&quot;,&quot;properties&quot;:{&quot;formattedCitation&quot;:&quot;(Buttigieg and Ramette, 2014; Legendre and Gallagher, 2001)&quot;,&quot;plainCitation&quot;:&quot;(Buttigieg and Ramette, 2014; Legendre and Gallagher, 2001)&quot;,&quot;noteIndex&quot;:0},&quot;citationItems&quot;:[{&quot;id&quot;:1132,&quot;uris&quot;:[&quot;http://zotero.org/users/1142741/items/3L4B6KLT&quot;],&quot;uri&quot;:[&quot;http://zotero.org/users/1142741/items/3L4B6KLT&quot;],&quot;itemData&quot;:{&quot;id&quot;:1132,&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FnxVD6AvYi"/><text:span text:style-name="T10"> against all eigenvecters (“PCNM vectors”) resulting from dbMEM analysis. Stepwise model selection was then used to filter the ecologically informative eigenvectors</text:span><text:reference-mark-start text:name="ZOTERO_ITEM CSL_CITATION {&quot;citationID&quot;:&quot;zz84nEDt&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kpqonaCax"/><text:span text:style-name="T10">(Oksanen et al., 2017)</text:span><text:reference-mark-end text:name="ZOTERO_ITEM CSL_CITATION {&quot;citationID&quot;:&quot;zz84nEDt&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kpqonaCax"/><text:span text:style-name="T10">. </text:span></text:p>
      <text:p text:style-name="P8"/>
      <text:p text:style-name="P8"/>
      <text:p text:style-name="P8"><text:span text:style-name="T1">These vectors all represent spatial patterns which predict some portion of the </text:span></text:p>
      <text:p text:style-name="P8"/>
      <text:p text:style-name="P8"><text:span text:style-name="T9">PCNM vectors were additionally examined for correlations with environmental data. </text:span></text:p>
      <text:p text:style-name="P7"/>
      <text:p text:style-name="P7"><text:span text:style-name="T1">Ecological patterns of interest detected in spatial analysis were visualized by mapping Bray-Curtis distance of all wood or leaf samples from a single point of interest on maps of the reserve and in NMS ordinations.</text:span></text:p>
      <text:p text:style-name="P1"/>
      <text:p text:style-name="P1">Mycobiome of a single host, <text:span text:style-name="T5">Helicia</text:span><text:span text:style-name="T3"> </text:span><text:span text:style-name="T5">formosana</text:span></text:p>
      <text:p text:style-name="P1"/>
      <text:p text:style-name="P1">To examine ecological patterns of mycobiomes without variation resulting from host tree species, the fungal endophytes of a single host tree, <text:span text:style-name="T5">Helicia</text:span><text:span text:style-name="T3"> </text:span><text:span text:style-name="T5">formosana</text:span> Lour. &amp; Hemsl, were examined. This was the host tree for which the most samples (leaves, n=31; wood n=22) were available. Environmental effects on endophyte community were tested with PERMANOVA models of <text:span text:style-name="T5">H. formosana</text:span> wood and leaf endophytes against the environmental variables of vegetation class and topography. Spatial patterns were tested by constructing biologically informative PCNM vectors as above, using the subsetted matrix of sites where samples were from <text:span text:style-name="T5">H. formosana</text:span> trees. To further <text:soft-page-break/>visualize, a single sample of interest indicated by the PCNM vectors was used as a center of comparison for all other samples. Bray-Curtis dissimilarity values resulting from comparison were then plotted onto a map of Fushan FDP.</text:p>
      <text:p text:style-name="P1"/>
      <text:p text:style-name="P1">Core fungi of <text:span text:style-name="T5">Helicia</text:span><text:span text:style-name="T3"> </text:span><text:span text:style-name="T5">formosana</text:span></text:p>
      <text:p text:style-name="P1"/>
      <text:p text:style-name="Preformatted_20_Text"><text:span text:style-name="T1">To test for the presence of a core mycobiome, cooccurrence analysis was conducted on the all-host, all- endophyte species-using a pairwise, probabilistic model </text:span><text:reference-mark-start text:name="ZOTERO_ITEM CSL_CITATION {&quot;citationID&quot;:&quot;RsvKQKKp&quot;,&quot;properties&quot;:{&quot;formattedCitation&quot;:&quot;(Griffith et al., 2016; Veech, 2013)&quot;,&quot;plainCitation&quot;:&quot;(Griffith et al., 2016; Veech, 2013)&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1134,&quot;uris&quot;:[&quot;http://zotero.org/users/1142741/items/QMD82YWF&quot;],&quot;uri&quot;:[&quot;http://zotero.org/users/1142741/items/QMD82YWF&quot;],&quot;itemData&quot;:{&quot;id&quot;:1134,&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1csqKGvt2c"/><text:span text:style-name="T1">(Griffith et al., 2016; Veech, 2013)</text:span><text:reference-mark-end text:name="ZOTERO_ITEM CSL_CITATION {&quot;citationID&quot;:&quot;RsvKQKKp&quot;,&quot;properties&quot;:{&quot;formattedCitation&quot;:&quot;(Griffith et al., 2016; Veech, 2013)&quot;,&quot;plainCitation&quot;:&quot;(Griffith et al., 2016; Veech, 2013)&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1134,&quot;uris&quot;:[&quot;http://zotero.org/users/1142741/items/QMD82YWF&quot;],&quot;uri&quot;:[&quot;http://zotero.org/users/1142741/items/QMD82YWF&quot;],&quot;itemData&quot;:{&quot;id&quot;:1134,&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1csqKGvt2c"/><text:span text:style-name="T1">. Core mycobiomes of hosts were defined as the subset of fungi that showed strong cooccurrence associations with a host. Strong associations were defined as those with probabilities under null models of random association corrected to a Benjamini-Hochberg false discovery rate (FDR) of 0.05 or less. Fungal OTUs found to be strongly cooccurring with </text:span><text:span text:style-name="T6">H. formosana</text:span><text:span text:style-name="T1"> were used to populate a species composition matrix of just these core species as columns, with rows of just sites where </text:span><text:span text:style-name="T6">H. formosana</text:span><text:span text:style-name="T1"> was sampled. Patterns of this subset of core fungi were then visualized by first calculating Bray-Curtis dissimilarity distance of each sample (row) of this subsetted “core matrix” from an idealized core mycobiome row that contained all members of the core fungi. These values were then mapped on the Fushan FDP plot. Taxonomic assignments for these fungi were conducted using the UNITE database</text:span><text:reference-mark-start text:name="ZOTERO_ITEM CSL_CITATION {&quot;citationID&quot;:&quot;PBh4n9oA&quot;,&quot;properties&quot;:{&quot;formattedCitation&quot;:&quot;(K\\uc0\\u245{}ljalg et al., 2013)&quot;,&quot;plainCitation&quot;:&quot;(Kõljalg et al., 2013)&quot;,&quot;noteIndex&quot;:0},&quot;citationItems&quot;:[{&quot;id&quot;:911,&quot;uris&quot;:[&quot;http://zotero.org/users/1142741/items/B9M4X48Y&quot;],&quot;uri&quot;:[&quot;http://zotero.org/users/1142741/items/B9M4X48Y&quot;],&quot;itemData&quot;:{&quot;id&quot;:911,&quot;type&quot;:&quot;article-journal&quot;,&quot;title&quot;:&quot;Towards a unified paradigm for sequence-based identification of fungi&quot;,&quot;container-title&quot;:&quot;Molecular Ecology&quot;,&quot;page&quot;:&quot;5271-5277&quot;,&quot;volume&quot;:&quot;22&quot;,&quot;issue&quot;:&quot;21&quot;,&quot;source&quot;:&quot;Wiley Online Library&quot;,&quot;abstract&quot;:&quot;The nuclear ribosomal internal transcribed spacer (ITS) region is the formal fungal barcode and in most cases the marker of choice for the exploration of fungal diversity in environmental samples. Two problems are particularly acute in the pursuit of satisfactory taxonomic assignment of newly generated ITS sequences: (i) the lack of an inclusive, reliable public reference data set and (ii) the lack of means to refer to fungal species, for which no Latin name is available in a standardized stable way. Here, we report on progress in these regards through further development of the UNITE database (http://unite.ut.ee) for molecular identification of fungi. All fungal species represented by at least two ITS sequences in the international nucleotide sequence databases are now given a unique, stable name of the accession number type (e.g. Hymenoscyphus pseudoalbidus|GU586904|SH133781.05FU), and their taxonomic and ecological annotations were corrected as far as possible through a distributed, third-party annotation effort. We introduce the term ‘species hypothesis’ (SH) for the taxa discovered in clustering on different similarity thresholds (97–99%). An automatically or manually designated sequence is chosen to represent each such SH. These reference sequences are released (http://unite.ut.ee/repository.php) for use by the scientific community in, for example, local sequence similarity searches and in the QIIME pipeline. The system and the data will be updated automatically as the number of public fungal ITS sequences grows. We invite everybody in the position to improve the annotation or metadata associated with their particular fungal lineages of expertise to do so through the new Web-based sequence management system in UNITE.&quot;,&quot;DOI&quot;:&quot;10.1111/mec.12481&quot;,&quot;ISSN&quot;:&quot;1365-294X&quot;,&quot;journalAbbreviation&quot;:&quot;Mol Ecol&quot;,&quot;language&quot;:&quot;en&quot;,&quot;author&quot;:[{&quot;family&quot;:&quot;Kõljalg&quot;,&quot;given&quot;:&quot;Urmas&quot;},{&quot;family&quot;:&quot;Nilsson&quot;,&quot;given&quot;:&quot;R. Henrik&quot;},{&quot;family&quot;:&quot;Abarenkov&quot;,&quot;given&quot;:&quot;Kessy&quot;},{&quot;family&quot;:&quot;Tedersoo&quot;,&quot;given&quot;:&quot;Leho&quot;},{&quot;family&quot;:&quot;Taylor&quot;,&quot;given&quot;:&quot;Andy F. S.&quot;},{&quot;family&quot;:&quot;Bahram&quot;,&quot;given&quot;:&quot;Mohammad&quot;},{&quot;family&quot;:&quot;Bates&quot;,&quot;given&quot;:&quot;Scott T.&quot;},{&quot;family&quot;:&quot;Bruns&quot;,&quot;given&quot;:&quot;Thomas D.&quot;},{&quot;family&quot;:&quot;Bengtsson-Palme&quot;,&quot;given&quot;:&quot;Johan&quot;},{&quot;family&quot;:&quot;Callaghan&quot;,&quot;given&quot;:&quot;Tony M.&quot;},{&quot;family&quot;:&quot;Douglas&quot;,&quot;given&quot;:&quot;Brian&quot;},{&quot;family&quot;:&quot;Drenkhan&quot;,&quot;given&quot;:&quot;Tiia&quot;},{&quot;family&quot;:&quot;Eberhardt&quot;,&quot;given&quot;:&quot;Ursula&quot;},{&quot;family&quot;:&quot;Dueñas&quot;,&quot;given&quot;:&quot;Margarita&quot;},{&quot;family&quot;:&quot;Grebenc&quot;,&quot;given&quot;:&quot;Tine&quot;},{&quot;family&quot;:&quot;Griffith&quot;,&quot;given&quot;:&quot;Gareth W.&quot;},{&quot;family&quot;:&quot;Hartmann&quot;,&quot;given&quot;:&quot;Martin&quot;},{&quot;family&quot;:&quot;Kirk&quot;,&quot;given&quot;:&quot;Paul M.&quot;},{&quot;family&quot;:&quot;Kohout&quot;,&quot;given&quot;:&quot;Petr&quot;},{&quot;family&quot;:&quot;Larsson&quot;,&quot;given&quot;:&quot;Ellen&quot;},{&quot;family&quot;:&quot;Lindahl&quot;,&quot;given&quot;:&quot;Björn D.&quot;},{&quot;family&quot;:&quot;Lücking&quot;,&quot;given&quot;:&quot;Robert&quot;},{&quot;family&quot;:&quot;Martín&quot;,&quot;given&quot;:&quot;María P.&quot;},{&quot;family&quot;:&quot;Matheny&quot;,&quot;given&quot;:&quot;P. Brandon&quot;},{&quot;family&quot;:&quot;Nguyen&quot;,&quot;given&quot;:&quot;Nhu H.&quot;},{&quot;family&quot;:&quot;Niskanen&quot;,&quot;given&quot;:&quot;Tuula&quot;},{&quot;family&quot;:&quot;Oja&quot;,&quot;given&quot;:&quot;Jane&quot;},{&quot;family&quot;:&quot;Peay&quot;,&quot;given&quot;:&quot;Kabir G.&quot;},{&quot;family&quot;:&quot;Peintner&quot;,&quot;given&quot;:&quot;Ursula&quot;},{&quot;family&quot;:&quot;Peterson&quot;,&quot;given&quot;:&quot;Marko&quot;},{&quot;family&quot;:&quot;Põldmaa&quot;,&quot;given&quot;:&quot;Kadri&quot;},{&quot;family&quot;:&quot;Saag&quot;,&quot;given&quot;:&quot;Lauri&quot;},{&quot;family&quot;:&quot;Saar&quot;,&quot;given&quot;:&quot;Irja&quot;},{&quot;family&quot;:&quot;Schüßler&quot;,&quot;given&quot;:&quot;Arthur&quot;},{&quot;family&quot;:&quot;Scott&quot;,&quot;given&quot;:&quot;James A.&quot;},{&quot;family&quot;:&quot;Senés&quot;,&quot;given&quot;:&quot;Carolina&quot;},{&quot;family&quot;:&quot;Smith&quot;,&quot;given&quot;:&quot;Matthew E.&quot;},{&quot;family&quot;:&quot;Suija&quot;,&quot;given&quot;:&quot;Ave&quot;},{&quot;family&quot;:&quot;Taylor&quot;,&quot;given&quot;:&quot;D. Lee&quot;},{&quot;family&quot;:&quot;Telleria&quot;,&quot;given&quot;:&quot;M. Teresa&quot;},{&quot;family&quot;:&quot;Weiss&quot;,&quot;given&quot;:&quot;Michael&quot;},{&quot;family&quot;:&quot;Larsson&quot;,&quot;given&quot;:&quot;Karl-Henrik&quot;}],&quot;issued&quot;:{&quot;date-parts&quot;:[[&quot;2013&quot;,11,1]]}}}],&quot;schema&quot;:&quot;https://github.com/citation-style-language/schema/raw/master/csl-citation.json&quot;} RNDxkhbeDLIjF"/><text:span text:style-name="T2">(Kõljalg et al., 2013)</text:span><text:reference-mark-end text:name="ZOTERO_ITEM CSL_CITATION {&quot;citationID&quot;:&quot;PBh4n9oA&quot;,&quot;properties&quot;:{&quot;formattedCitation&quot;:&quot;(K\\uc0\\u245{}ljalg et al., 2013)&quot;,&quot;plainCitation&quot;:&quot;(Kõljalg et al., 2013)&quot;,&quot;noteIndex&quot;:0},&quot;citationItems&quot;:[{&quot;id&quot;:911,&quot;uris&quot;:[&quot;http://zotero.org/users/1142741/items/B9M4X48Y&quot;],&quot;uri&quot;:[&quot;http://zotero.org/users/1142741/items/B9M4X48Y&quot;],&quot;itemData&quot;:{&quot;id&quot;:911,&quot;type&quot;:&quot;article-journal&quot;,&quot;title&quot;:&quot;Towards a unified paradigm for sequence-based identification of fungi&quot;,&quot;container-title&quot;:&quot;Molecular Ecology&quot;,&quot;page&quot;:&quot;5271-5277&quot;,&quot;volume&quot;:&quot;22&quot;,&quot;issue&quot;:&quot;21&quot;,&quot;source&quot;:&quot;Wiley Online Library&quot;,&quot;abstract&quot;:&quot;The nuclear ribosomal internal transcribed spacer (ITS) region is the formal fungal barcode and in most cases the marker of choice for the exploration of fungal diversity in environmental samples. Two problems are particularly acute in the pursuit of satisfactory taxonomic assignment of newly generated ITS sequences: (i) the lack of an inclusive, reliable public reference data set and (ii) the lack of means to refer to fungal species, for which no Latin name is available in a standardized stable way. Here, we report on progress in these regards through further development of the UNITE database (http://unite.ut.ee) for molecular identification of fungi. All fungal species represented by at least two ITS sequences in the international nucleotide sequence databases are now given a unique, stable name of the accession number type (e.g. Hymenoscyphus pseudoalbidus|GU586904|SH133781.05FU), and their taxonomic and ecological annotations were corrected as far as possible through a distributed, third-party annotation effort. We introduce the term ‘species hypothesis’ (SH) for the taxa discovered in clustering on different similarity thresholds (97–99%). An automatically or manually designated sequence is chosen to represent each such SH. These reference sequences are released (http://unite.ut.ee/repository.php) for use by the scientific community in, for example, local sequence similarity searches and in the QIIME pipeline. The system and the data will be updated automatically as the number of public fungal ITS sequences grows. We invite everybody in the position to improve the annotation or metadata associated with their particular fungal lineages of expertise to do so through the new Web-based sequence management system in UNITE.&quot;,&quot;DOI&quot;:&quot;10.1111/mec.12481&quot;,&quot;ISSN&quot;:&quot;1365-294X&quot;,&quot;journalAbbreviation&quot;:&quot;Mol Ecol&quot;,&quot;language&quot;:&quot;en&quot;,&quot;author&quot;:[{&quot;family&quot;:&quot;Kõljalg&quot;,&quot;given&quot;:&quot;Urmas&quot;},{&quot;family&quot;:&quot;Nilsson&quot;,&quot;given&quot;:&quot;R. Henrik&quot;},{&quot;family&quot;:&quot;Abarenkov&quot;,&quot;given&quot;:&quot;Kessy&quot;},{&quot;family&quot;:&quot;Tedersoo&quot;,&quot;given&quot;:&quot;Leho&quot;},{&quot;family&quot;:&quot;Taylor&quot;,&quot;given&quot;:&quot;Andy F. S.&quot;},{&quot;family&quot;:&quot;Bahram&quot;,&quot;given&quot;:&quot;Mohammad&quot;},{&quot;family&quot;:&quot;Bates&quot;,&quot;given&quot;:&quot;Scott T.&quot;},{&quot;family&quot;:&quot;Bruns&quot;,&quot;given&quot;:&quot;Thomas D.&quot;},{&quot;family&quot;:&quot;Bengtsson-Palme&quot;,&quot;given&quot;:&quot;Johan&quot;},{&quot;family&quot;:&quot;Callaghan&quot;,&quot;given&quot;:&quot;Tony M.&quot;},{&quot;family&quot;:&quot;Douglas&quot;,&quot;given&quot;:&quot;Brian&quot;},{&quot;family&quot;:&quot;Drenkhan&quot;,&quot;given&quot;:&quot;Tiia&quot;},{&quot;family&quot;:&quot;Eberhardt&quot;,&quot;given&quot;:&quot;Ursula&quot;},{&quot;family&quot;:&quot;Dueñas&quot;,&quot;given&quot;:&quot;Margarita&quot;},{&quot;family&quot;:&quot;Grebenc&quot;,&quot;given&quot;:&quot;Tine&quot;},{&quot;family&quot;:&quot;Griffith&quot;,&quot;given&quot;:&quot;Gareth W.&quot;},{&quot;family&quot;:&quot;Hartmann&quot;,&quot;given&quot;:&quot;Martin&quot;},{&quot;family&quot;:&quot;Kirk&quot;,&quot;given&quot;:&quot;Paul M.&quot;},{&quot;family&quot;:&quot;Kohout&quot;,&quot;given&quot;:&quot;Petr&quot;},{&quot;family&quot;:&quot;Larsson&quot;,&quot;given&quot;:&quot;Ellen&quot;},{&quot;family&quot;:&quot;Lindahl&quot;,&quot;given&quot;:&quot;Björn D.&quot;},{&quot;family&quot;:&quot;Lücking&quot;,&quot;given&quot;:&quot;Robert&quot;},{&quot;family&quot;:&quot;Martín&quot;,&quot;given&quot;:&quot;María P.&quot;},{&quot;family&quot;:&quot;Matheny&quot;,&quot;given&quot;:&quot;P. Brandon&quot;},{&quot;family&quot;:&quot;Nguyen&quot;,&quot;given&quot;:&quot;Nhu H.&quot;},{&quot;family&quot;:&quot;Niskanen&quot;,&quot;given&quot;:&quot;Tuula&quot;},{&quot;family&quot;:&quot;Oja&quot;,&quot;given&quot;:&quot;Jane&quot;},{&quot;family&quot;:&quot;Peay&quot;,&quot;given&quot;:&quot;Kabir G.&quot;},{&quot;family&quot;:&quot;Peintner&quot;,&quot;given&quot;:&quot;Ursula&quot;},{&quot;family&quot;:&quot;Peterson&quot;,&quot;given&quot;:&quot;Marko&quot;},{&quot;family&quot;:&quot;Põldmaa&quot;,&quot;given&quot;:&quot;Kadri&quot;},{&quot;family&quot;:&quot;Saag&quot;,&quot;given&quot;:&quot;Lauri&quot;},{&quot;family&quot;:&quot;Saar&quot;,&quot;given&quot;:&quot;Irja&quot;},{&quot;family&quot;:&quot;Schüßler&quot;,&quot;given&quot;:&quot;Arthur&quot;},{&quot;family&quot;:&quot;Scott&quot;,&quot;given&quot;:&quot;James A.&quot;},{&quot;family&quot;:&quot;Senés&quot;,&quot;given&quot;:&quot;Carolina&quot;},{&quot;family&quot;:&quot;Smith&quot;,&quot;given&quot;:&quot;Matthew E.&quot;},{&quot;family&quot;:&quot;Suija&quot;,&quot;given&quot;:&quot;Ave&quot;},{&quot;family&quot;:&quot;Taylor&quot;,&quot;given&quot;:&quot;D. Lee&quot;},{&quot;family&quot;:&quot;Telleria&quot;,&quot;given&quot;:&quot;M. Teresa&quot;},{&quot;family&quot;:&quot;Weiss&quot;,&quot;given&quot;:&quot;Michael&quot;},{&quot;family&quot;:&quot;Larsson&quot;,&quot;given&quot;:&quot;Karl-Henrik&quot;}],&quot;issued&quot;:{&quot;date-parts&quot;:[[&quot;2013&quot;,11,1]]}}}],&quot;schema&quot;:&quot;https://github.com/citation-style-language/schema/raw/master/csl-citation.json&quot;} RNDxkhbeDLIjF"/><text:span text:style-name="T1">, formatted for use as a database for the USEARCH UTAX command</text:span><text:reference-mark-start text:name="ZOTERO_ITEM CSL_CITATION {&quot;citationID&quot;:&quot;FMnh0iIv&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UfApjFdyas"/><text:span text:style-name="T1">(Edgar, 2013)</text:span><text:reference-mark-end text:name="ZOTERO_ITEM CSL_CITATION {&quot;citationID&quot;:&quot;FMnh0iIv&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UfApjFdyas"/><text:span text:style-name="T1">. <text:s/></text:span></text:p>
      <text:p text:style-name="P1"/>
      <text:p text:style-name="P1">Results</text:p>
      <text:p text:style-name="P1"/>
      <text:p text:style-name="P1">Mycobiome of all hosts:</text:p>
      <text:p text:style-name="P1"/>
      <text:p text:style-name="P1">Endophyte community composition, wood vs. leaves:</text:p>
      <text:p text:style-name="P1"/>
      <text:p text:style-name="P1">After variance-stabilization, the wood endophyte library contained 1477 OTUs and the leaf library contained 794 OTUs. They shared 220 mutually-detected OTUs. (Fig. 4) Both leaf and wood samples were dominated by Ascomycota (91% of OTUs in leaves, 83% in wood), but a larger percentage of wood OTUs matched to Basidiomycota (15% of OTUs in wood, compared to 8% of reads in leaves). <text:s/>This larger percentage of Basidiomycetes was due mostly to a larger diversity of Agaricomycetes and Tremellomycetes present in the wood (Fig. 4). Within Ascomycota, both leaf and wood samples contained high percentages of Sordariomycetes, Dothideomycetes, and Eurotiomycetes. <text:s/>Dothideomycetes were present in higher relative diversity in the wood (32% of all OTUs) than in leaf samples (23% of all OTUs). The opposite was true for Sordariomycetes, which were 41% of leaf endophyte OTUs, compared to 18% of wood OTUs . As noted above, all ecological analyses were transformed to incidence data, so that the basic ecological unit for all following analyses was an non- zero observation of an OTU in a sample after cutoffs were subtracted, regardless of read abundance. <text:s/>Trends in numbers of observations parallel patterns in OTU diversity (Fig. 4); if a class of fungi contained a large diversity of OTUs, it also tended to be observed often throughout the study site. <text:s/>Leaf and wood endophyte communities are distinct, even when analyses are constrained to only species present in both Illumina libraries (PERMANOVA, F(1, 206) = 34.5, p &lt; 0.01, R2 = 0.14, permutations = 10000) (Fig. 5).</text:p>
      <text:p text:style-name="P1"/>
      <text:p text:style-name="P1">Host effects on endophyte community composition:</text:p>
      <text:p text:style-name="P1"/>
      <text:p text:style-name="P1">Host species is the strongest single predictor of similarity within both leaf (PERMANOVA, F(33, 89) = 2.1, p &lt; 0.01, R2 =0.44, permutations = 10000) C and wood endophyte communities (PERMANOVA, F(29,61) = 1.48, p &lt; 0.01, R2 = 0.41, permutations = 10000) (Fig. 6).</text:p>
      <text:p text:style-name="P1"/>
      <text:p text:style-name="P1">Environmental effects on endophyte community composition:</text:p>
      <text:p text:style-name="P1"/>
      <text:p text:style-name="P1">Taken alone, composite environmental variables are predictors of similarity in both <text:soft-page-break/>wood endophyte communities (surrounding above-ground vegetative community: (PERMANOVA, F(3,87) = 1.5, p &lt; 0.01, R2 = 0.05, permutations = 10000), micro-topographic conditions (PERMANOVA, F(6,84) = 1.28, p &lt; 0.01, R2 = 0.08, permutations = 10000), and also in leaf endophyte communities (surrounding above-ground vegetative community: (PERMANOVA, F(3, 119) = 2.19, p &lt; 0.01, R2 = .05, permutations = 10000), micro-topographic conditions (PERMANOVA, F(6, 116) = 1.31, p &lt; 0.01, R2 = 0.06, permutations = 10000). <text:s/></text:p>
      <text:p text:style-name="P1"/>
      <text:p text:style-name="P1">Spatial patterns all-host mycobiomes</text:p>
      <text:p text:style-name="P1"/>
      <text:p text:style-name="P1">Mantel tests:</text:p>
      <text:p text:style-name="P1"/>
      <text:p text:style-name="P1">Wood endophyte community displayed a weak pattern of community-turnover/distance-decay over the entire study area (Mantel's r = 0.07, p = 0.031) (Fig. 7). Leaf communities displayed no global distance decay relationship (Mantel's r = -0.01, p = 0.67), but displayed local negative autocorrelation in comparisons of samples approximately 200 meters apart (Mantel correlogram, Mantel's r = -0.10, p &lt; 0.05) (Fig. 7 indicating that some portion of these samples at this distance apart contained communities more similar than expected under a null model of complete spatial randomness. <text:s/></text:p>
      <text:p text:style-name="P1"/>
      <text:p text:style-name="P1">dbMEM analyses</text:p>
      <text:p text:style-name="P1"/>
      <text:p text:style-name="P1">Our sampling scheme yielded 5 biologically significant PCNM vectors for leaf samples, explaining 6.6% of endophyte community variation (Redundancy analysis, constrained inertia = 0.06, Unconstrained inertia = 0.89, F(5,117) = 1.65, P &lt; 0.01). Three of five of these PCNM vectors can be considered part of a general north-south pattern that can be combined/detrended as such, and the smallest scale PCNM is probably indicative of endogenous autocorrelation (Borcard et al., 2011) . The remaining PCNM vector centers on the hill of the Fushan FDP (Fig. 8), and correlates strongly with environmental variables of topography and vegetative community (Linear model/multiple regression, adj-R2=0.64, F(9,113)=25.65, p &lt; 0.01), highlighting this point as important focal point for further comparisons. For leaves, this hilltop point is consistently central in all stable NMS solutions of similarity among all-host comparisons (Fig. 9), and community dissimilarity from this hilltop point is a predictor of dissimilarity among all points ((PERMANOVA, F(1,121) = 8.6, p &lt; 0.01, R2 = 0.067, permutations = 10000).</text:p>
      <text:p text:style-name="P1"/>
      <text:p text:style-name="P1">From wood endophyte samples, 4 biologically significant PCNM vectors were described, explaining 6% of variation (Redundancy analysis, constrained inertia = 0.06, Unconstrained inertia = 0.89, F(5,117) = 1.65, P &lt; 0.01). One PCNM correlates strongly with topographical variables (Linear model/multiple regression, adj-R2=.78, F(9,81)=36.39, p &lt; 0.01) and is also centered on the hilltop (Fig. 8). Two of the remaining PCNMs for wood probably represent fine-scale endogenous autocorrelation and the final is not explained well by available variables or visual inspection. <text:s/>Mycobiome of a single host, <text:span text:style-name="T5">Helicia</text:span><text:span text:style-name="T3"> </text:span><text:span text:style-name="T5">formosana</text:span></text:p>
      <text:p text:style-name="P1"/>
      <text:p text:style-name="P1">Environmental variables were not found to directly explain any variance in community of H. <text:s/><text:span text:style-name="T5">formosana</text:span> endophytes, for leaves (PERMANOVA, permutations=10000. Topography: F(4,26) = 0.80, p = 0.89, R2 = 0.11. Vegetative community: F(3,27) = 1.13, p = 0.24, R2 = 0.11), or wood (Topography: F(4,17) = 1.03, p =0.31, R2 = 0.20, permutations. Vegetative community: F(3,18) = 1.07, p = 0.23, R2 = 0.15). Leaf and wood endophyte community each yielded one biologically significant PCNM vector (RDA, leaves: constrained inertia = 0.044, Unconstrained inertia = 0.72, F(1,29) = 1.78, P &lt; 0.01. RDA, wood: constrained inertia = 0.052, Unconstrained inertia = 0.75, F(1,20) = 1.38, P &lt; 0.01). These PCNMs both display a pattern of dissimilarity centered on the southwest valley (Fig. 10). <text:s/>Centering the Bray-Curtis comparisons on this region shows that leaf samples in this region share fungal OTUs (Fig. 11).</text:p>
      <text:p text:style-name="P1"><text:soft-page-break/></text:p>
      <text:p text:style-name="P1">Cooccurrence analysis:</text:p>
      <text:p text:style-name="P1"/>
      <text:p text:style-name="P1">8 out of 774 possible fungal OTUs showed patterns of cooccurrence with <text:span text:style-name="T5">Helicia</text:span><text:span text:style-name="T3"> </text:span><text:span text:style-name="T5">formosana</text:span> in leaf tissue, and 10 out of 1477 possible taxa from wood tissues ( Table 1). These fungi were considered members of the <text:span text:style-name="T5">H. formosana</text:span> core mycobiome for further analysis.</text:p>
      <text:p text:style-name="P1"/>
      <text:p text:style-name="P1">Core fungi of <text:span text:style-name="T5">Helicia</text:span><text:span text:style-name="T3"> </text:span><text:span text:style-name="T5">formosana</text:span></text:p>
      <text:p text:style-name="P1"/>
      <text:p text:style-name="P1">No direct relationship between topographic and vegetative community and was detected in either leaf endophytes (PERMANOVA, permutations=10000. Topography: F(4,24) = 1.30, p = 0.26, R2 = 0.18. <text:s/>Vegetative community: F(3,25) = 0.57, p = 0.79, R2 = 0.06), or wood endophytes (PERMANOVA, permutations=10000. Topography: F(4,17) = 1.05, p = 0.35, R2 = 0.19. Vegetative community: F(3,18) = 0.86, p = 0.53, R2 = 0.13). Visual inspection of spatial patterns show that leaves within the southern valley of the plot contained relatively high proportions of core fungi (Fig. 12). Wood contained high proportions of core fungi consistently throughout the plot (Fig. 12). In leaves, presence or absence of just these core species in <text:span text:style-name="T5">H. formosana</text:span> leaf fungal communities is a partial predictor of entire fungal community structure (PERMANOVA, F(1, 29) = 3.38, p &lt; 0.01, R2 = .10, permutations = 10000), and for wood endophyte community structure (PERMANOVA, F(1, 20) = 1.29, p = 0.047, R2 = 0.06, permutations = 10000).</text:p>
      <text:p text:style-name="P1"/>
      <text:p text:style-name="P1">Summary comparison</text:p>
      <text:p text:style-name="P1"/>
      <text:p text:style-name="P1">The above analysis compared patterns of community dissimilarity at several levels (Fig. 13, Table 2). <text:s/>Wood and leaf endophytes of all host-trees showed an identical, high mean Bray-Curtis dissimilarity among all samples (all-host leaf endophyte mean BC=0.9, sd=0.10; wood endophyte mean BC=0.9, sd=0.07). samples are more similar to one another when considering only one host species, <text:span text:style-name="T5">Helicia</text:span><text:span text:style-name="T3"> </text:span><text:span text:style-name="T5">formosana</text:span> (leaf mean BC=0.78, sd =0.12; wood mean BC = 0.81, sd=0.07). This variation can then be partitioned into two groups: Non-core fungi from these hosts show a similar, high level of dissimilarity among samples (leaf mean BC=0.86, sd =0.11 ; wood mean BC = 0.86, sd=0.06). As expected, core fungi assemblages from <text:span text:style-name="T5">Helicia</text:span> samples have a lower mean BC (leaf mean BC=0.50, sd =0.27; wood mean BC = 0.40, sd=0.17). Leaf core fungi are more dynamic than wood, showing a higher mean Bray- Curtis dissimilarity and greater variance. <text:s/></text:p>
      <text:p text:style-name="P1"/>
      <text:p text:style-name="P1">Discussion</text:p>
      <text:p text:style-name="P1"/>
      <text:p text:style-name="Preformatted_20_Text"><text:span text:style-name="T1">The fungal mycobiomes of trees at Fushan FDP are highly variable, and we uncovered only a small part of the reason for their enormous variability. When all host trees are compared, the average dissimilarity between any two trees is extremely high, (Fig. 13, Table 2). Samples become somewhat more similar on average when constrained to a single host, for wood and leaves, a result of the strong effects of host (Fig. 6) . But we do see an assemblage of fungi, 8 species in leaves and 10 in wood, “the core” that behave differently. Removing these fungi from consideration brings the mycobiome of their host, </text:span><text:span text:style-name="T6">H. formosana</text:span><text:span text:style-name="T1">, nearly back to background levels of dissimilarity among samples of the entire study, indicating that these are the species through which host effects are manifested (Fig. 13). <text:s/>These two sets of core fungi show differing spatial patterns (Fig. 12). In leaves, these core fungi are most consistently present in the southern valley, and are often completely missing in other areas of the study. In wood, they are more "loyal", and coexist more reliably with </text:span><text:span text:style-name="T6">H</text:span><text:span text:style-name="T1">. </text:span><text:span text:style-name="T6">formosana</text:span><text:span text:style-name="T1"> throughout the plot. This may perhaps be due to the high rate of turnover in leaves, which are flushed mostly sterile </text:span><text:reference-mark-start text:name="ZOTERO_ITEM CSL_CITATION {&quot;citationID&quot;:&quot;bNNecnwM&quot;,&quot;properties&quot;:{&quot;formattedCitation&quot;:&quot;(Arnold and Herre, 2003)&quot;,&quot;plainCitation&quot;:&quot;(Arnold and Herre, 2003)&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9GHuvQnUdT"/><text:span text:style-name="T1">(Arnold and Herre, 2003)</text:span><text:reference-mark-end text:name="ZOTERO_ITEM CSL_CITATION {&quot;citationID&quot;:&quot;bNNecnwM&quot;,&quot;properties&quot;:{&quot;formattedCitation&quot;:&quot;(Arnold and Herre, 2003)&quot;,&quot;plainCitation&quot;:&quot;(Arnold and Herre, 2003)&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9GHuvQnUdT"/><text:span text:style-name="T1">, and are shed within 1 to several years, in contrast with the longer lifespan of woody tissues. Applying terminology proposed by Hamady and Knight </text:span><text:reference-mark-start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span text:style-name="T1">(2009)</text:span><text:reference-mark-end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span text:style-name="T1">, core woody endophytes here may be best described by </text:span><text:soft-page-break/><text:span text:style-name="T1">the “minimal” core model: they are few in number among a large and highly variable microbiome, but are consistently present throughout the study. In contrast, leaf endophytes may be described better by “gradient” or “subpopulation” core models, where a core group of associated microbes may establish with a particular host, but whose presence is highly conditional on space and environment.</text:span></text:p>
      <text:p text:style-name="P1"/>
      <text:p text:style-name="Preformatted_20_Text"><text:span text:style-name="T1">Among the endophytes of all hosts, the central hill of FDP was important. We observed in leaves a homogenizing spatial effect with a radius of ~200 m, centered around the hill of the FDP (Fig. 7, 8). <text:s/>The hill of the Fushan plot was central point in the community dissimilarity space of all the samples (Fig. 9). This is surprising, because the hilltop is a very distinct environment from the surrounding lowlands (Fig. 1), which have more in common with each other than with the hilltop. We were limited here by our coarse environmental data in the arguments that can be made for neutral spatial effects versus environmental filters as major predictors. However, this suggests that neutral effects may have been at work: the hilltop may be acting as a dispersal obstacle among the lowland areas, causing local structuring of microbial communities, especially the sheltered southwestern valley, and acting also as a common crossroads through which more widely dispersed microbes must pass. Being the exposed, high point of an area frequently subject to hurricanes, this hilltop may also be a local source of microbial species that are wind-dispersed. Conversely, where we see the most stable cooccurrence relationships are to be found in the relatively sheltered southwestern valley of the FDP. <text:s/>The presence of a core group of microbes in a host can be seen as a kind of stabilization or structuring of a portion of a host’s microbiome, as a result of interactions among hosts and select microbes. <text:s/>Extensive dispersal and disturbance can disrupt the effects of species interactions and beta diversity/local structure in communities and gene pools </text:span><text:reference-mark-start text:name="ZOTERO_ITEM CSL_CITATION {&quot;citationID&quot;:&quot;i1UNbayt&quot;,&quot;properties&quot;:{&quot;formattedCitation&quot;:&quot;(Cadotte, 2006; Vellend, 2010; Wright, 1940)&quot;,&quot;plainCitation&quot;:&quot;(Cadotte, 2006; Vellend, 2010; Wright, 1940)&quot;,&quot;noteIndex&quot;:0},&quot;citationItems&quot;:[{&quot;id&quot;:1139,&quot;uris&quot;:[&quot;http://zotero.org/users/1142741/items/3XWWJRYD&quot;],&quot;uri&quot;:[&quot;http://zotero.org/users/1142741/items/3XWWJRYD&quot;],&quot;itemData&quot;:{&quot;id&quot;:1139,&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1141,&quot;uris&quot;:[&quot;http://zotero.org/users/1142741/items/AB4PMLQT&quot;],&quot;uri&quot;:[&quot;http://zotero.org/users/1142741/items/AB4PMLQT&quot;],&quot;itemData&quot;:{&quot;id&quot;:1141,&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1137,&quot;uris&quot;:[&quot;http://zotero.org/users/1142741/items/TRRCPNL6&quot;],&quot;uri&quot;:[&quot;http://zotero.org/users/1142741/items/TRRCPNL6&quot;],&quot;itemData&quot;:{&quot;id&quot;:1137,&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nOoHP4Ty7y"/><text:span text:style-name="T1">(Cadotte, 2006; Vellend, 2010; Wright, 1940)</text:span><text:reference-mark-end text:name="ZOTERO_ITEM CSL_CITATION {&quot;citationID&quot;:&quot;i1UNbayt&quot;,&quot;properties&quot;:{&quot;formattedCitation&quot;:&quot;(Cadotte, 2006; Vellend, 2010; Wright, 1940)&quot;,&quot;plainCitation&quot;:&quot;(Cadotte, 2006; Vellend, 2010; Wright, 1940)&quot;,&quot;noteIndex&quot;:0},&quot;citationItems&quot;:[{&quot;id&quot;:1139,&quot;uris&quot;:[&quot;http://zotero.org/users/1142741/items/3XWWJRYD&quot;],&quot;uri&quot;:[&quot;http://zotero.org/users/1142741/items/3XWWJRYD&quot;],&quot;itemData&quot;:{&quot;id&quot;:1139,&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1141,&quot;uris&quot;:[&quot;http://zotero.org/users/1142741/items/AB4PMLQT&quot;],&quot;uri&quot;:[&quot;http://zotero.org/users/1142741/items/AB4PMLQT&quot;],&quot;itemData&quot;:{&quot;id&quot;:1141,&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1137,&quot;uris&quot;:[&quot;http://zotero.org/users/1142741/items/TRRCPNL6&quot;],&quot;uri&quot;:[&quot;http://zotero.org/users/1142741/items/TRRCPNL6&quot;],&quot;itemData&quot;:{&quot;id&quot;:1137,&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nOoHP4Ty7y"/><text:span text:style-name="T1">. We see that a single, relatively small land feature, a hill representing an 80m elevation gain, can have great effect on the microbes of a landscape, disrupting seemingly strong microbe-host affinities. <text:s/>However, when defining core microbiomes, it may be important to consider the different organs of hosts as very different refugia for microbes: here the more stable environment of woody tissues appeared to host a more consistent assemblage of fungi. Similarly, the leaves </text:span><text:span text:style-name="T6">Helicia</text:span><text:span text:style-name="T4"> </text:span><text:span text:style-name="T6">formosana</text:span><text:span text:style-name="T1"> trees in the more sheltered southwestern valley held more consistent microbial communities than in more exposed areas of the plot. This may suggest that even the strongest biological interactions between microbe and host can be disrupted by neutral processes or environmental changes. This implies that for a consistent core microbiome to develop, either local habitat or host must provide some measure of stability through time and space for local community structuring of microbes to occur.</text:span></text:p>
      <text:p text:style-name="P1"/>
      <text:p text:style-name="P1">Acknowledgements</text:p>
      <text:p text:style-name="P1"/>
      <text:p text:style-name="P1">This project was jointly funded by the USA National Science Foundation and the National Science Council in Taiwan, under the 2013 East Asia and Pacific Summer Institutes program (EAPSI program 12-498). Additional funds for laboratory work were contributed by the Cascade Mycological Society, and the Mycological Society of America. We give our immense thanks to Dr. Sheng-Hsin Su and colleagues in the 2013 Fushan tree census crew, for supporting our field work. The Fushan Forest Dynamics Plot is a collaborative project of the Taiwan Forestry Research Institute, Taiwan Forestry Bureau, and National Taiwan University, and was funded by the Council of Agriculture and National Science Council in Taiwan.</text:p>
      <text:p text:style-name="P1"/>
      <text:p text:style-name="P1"/>
      <text:p text:style-name="P1">-----------------------------------------------------------------------</text:p>
      <text:p text:style-name="P1"/>
      <text:p text:style-name="P1">References</text:p>
      <text:p text:style-name="P1"/>
      <text:p text:style-name="P1">Marti J. Anderson. A new method for non-parametric multivariate analysis of <text:soft-page-break/>variance. Austral Ecology, 26(1):32–46, 2001.</text:p>
      <text:p text:style-name="P1"/>
      <text:p text:style-name="P1">A Elizabeth Arnold, Luis Carlos Mejía, Damond Kyllo, Enith I Rojas, Zuleyka Maynard, Nancy Robbins, and Edward Allen Herre. Fungal endophytes limit pathogen damage in a tropical tree. Proceedings of the National Academy of Sciences, 100(26):15649–15654, 2003.</text:p>
      <text:p text:style-name="P1"/>
      <text:p text:style-name="P1">Lourens Gerhard Marinus Baas-Becking. Geobiologie; of inleiding tot de milieukunde. 1934.</text:p>
      <text:p text:style-name="P1"/>
      <text:p text:style-name="P1">Natacha Bodenhausen, Matthew W. Horton, and Joy Bergelson. Bacterial communities associated with the leaves and the roots of arabidopsis thaliana. PLOS ONE, 8(2):1–9, 02 2013.</text:p>
      <text:p text:style-name="P1"/>
      <text:p text:style-name="P1">Marc William Cadotte, Dispersal and Species Diversity: A Meta‐ Analysis. The American Naturalist, 167(6):913-924 2006.</text:p>
      <text:p text:style-name="P1"/>
      <text:p text:style-name="P1">Daniel Borcard, François Gillet, and Pierre Legendre. Numerical ecology with r. pages 1–306. <text:s/>Springer, 2011.</text:p>
      <text:p text:style-name="P1"/>
      <text:p text:style-name="P1">J. Roger Bray and J. T. Curtis. An ordination of the upland forest communities of southern wisconsin. <text:s/>Ecological Monographs, 27(4):325–349, 1957.</text:p>
      <text:p text:style-name="P1"/>
      <text:p text:style-name="P1">Pier Luigi Buttigieg and Alban Ramette. A guide to statistical analysis in microbial ecology: a community-focused, living review of multivariate data analyses. FEMS Microbiology Ecology, 90(3):543–550, 2014.</text:p>
      <text:p text:style-name="P1"/>
      <text:p text:style-name="P1">George C. Carroll and Fanny E. Carroll. Studies on the incidence of coniferous needle endophytes in the pacific northwest. Canadian Journal of Botany, 56(24):3034–3043, 1978.</text:p>
      <text:p text:style-name="P1"/>
      <text:p text:style-name="P1">Gabor Csardi and Tamas Nepusz. The igraph software package for complex network research. <text:s/>InterJournal, Complex Systems, 1695(5):1–9, 2006.</text:p>
      <text:p text:style-name="P1"/>
      <text:p text:style-name="P1">Rutger De Wit and Thierry Bouvier. Everything is everywhere, but, the environment selects; what did baas becking and beijerinck really say? Environmental Microbiology, 8(4):755–758, 2006.</text:p>
      <text:p text:style-name="P1"/>
      <text:p text:style-name="P1">Robert Edgar. UPARSE: highly accurate OTU sequences from microbial amplicon reads. Nature Methods, 10(2013):996-998, 2013.</text:p>
      <text:p text:style-name="P1"/>
      <text:p text:style-name="P1">Joseph Edwards, Cameron Johnson, Christian Santos-Medellín, Eugene Lurie, Natraj Kumar Podishetty, Srijak Bhatnagar, Jonathan A Eisen, and Venkatesan Sundaresan. Structure, variation, and assembly of the root-associated microbiomes of rice. Proceedings of the National Academy of Sciences, 112(8):E911–E920, 2015.</text:p>
      <text:p text:style-name="P1"/>
      <text:p text:style-name="P1">Sarah C Goslee, Dean L Urban. The ecodist package for dissimilarity-based analysis of ecological data. Journal of Statistical Software, 22(7):1–19, 2007.</text:p>
      <text:p text:style-name="P1"/>
      <text:p text:style-name="P1">Jessica Green and Brendan J.M. Bohannan. Spatial scaling of microbial biodiversity. Trends in Ecology &amp; Evolution, 21(9):501 – 507, 2006.</text:p>
      <text:p text:style-name="P1"/>
      <text:p text:style-name="P1">Daniel M Griffith, Joseph A Veech, Charles J Marsh. cooccur: Probabilistic species co-occurrence analysis in <text:span text:style-name="T7">R</text:span>. J Stat Softw, 69(2):1–17, 2016.</text:p>
      <text:p text:style-name="P1"/>
      <text:p text:style-name="P1">Micah Hamady and Rob Knight. Microbial community profiling for human microbiome projects: Tools, techniques, and challenges. Genome Research, 19(7):1141–1152, 2009.</text:p>
      <text:p text:style-name="P1"/>
      <text:p text:style-name="P1"><text:soft-page-break/>China A Hanson, Jed A Fuhrman, M Claire Horner-Devine, and Jennifer BH Martiny. Beyond biogeographic patterns: processes shaping the microbial landscape. Nature Reviews Microbiology, 10(7):497–506, 2012.</text:p>
      <text:p text:style-name="P1"/>
      <text:p text:style-name="P1">K. Lindsay Higgins, A. Elizabeth Arnold, Phyllis D. Coley, and Thomas A. Kursar. Communities of fungal endophytes in tropical forest grasses: highly diverse host- and habitat generalists characterized by strong spatial structure. Fungal Ecology, 8:1 – 11, 2014.</text:p>
      <text:p text:style-name="P1"/>
      <text:p text:style-name="P1">Michele T Hoffman and A Elizabeth Arnold. Diverse bacteria inhabit living hyphae of phylogenetically diverse fungal endophytes. Applied and environmental microbiology, 76(12):4063–4075, 2010.</text:p>
      <text:p text:style-name="P1"/>
      <text:p text:style-name="P1">Coreen L. Johnson and James Versalovic. The human microbiome and its potential importance to pediatrics. Pediatrics, 129(5):950–960, 2012.</text:p>
      <text:p text:style-name="P1"/>
      <text:p text:style-name="P1">Steven W. Kembel and Mueller Rebecca C. Plant traits and taxonomy drive host associations in tropical phyllosphere fungal communities. Botany, 92(4):303–311, 2014.</text:p>
      <text:p text:style-name="P1"/>
      <text:p text:style-name="P1">Mincheol Kim, Dharmesh Singh, Ang Lai-Hoe, Rusea Go, Raha Abdul Rahim, Ainuddin A.N., Jongsik Chun, and Jonathan M. Adams. Distinctive phyllosphere bacterial communities in tropical trees. Microbial Ecology, 63(3):674–681, Apr 2012.</text:p>
      <text:p text:style-name="P1"/>
      <text:p text:style-name="P1">U. Kõljalg, R.H. Nilsson, K. Abarenkov, L. Tedersoo, A.F.S. Taylor, M. Bahram, ST. Bates, TD. <text:s/>Bruns, J. Bengtsson-Palme, T.M. Callaghan, B. Douglas, T. Drenkhan, U. Eberhardt, M. <text:s/>Dueñas, T. Grebenc, G.W. Griffith, M. Hartmann, PM. Kirk, P. Kohout, E. Larsson, B.D. <text:s/>Lindahl, R. Lücking, M.P. Martín, P.B. Matheny, N.H. Nguyen, T. Niskanen, J. Oja, K.G. <text:s/>Peay, U. Peintner, M. Peterson, K. Põldmaa, L. Saag, I. Saar, A. Schüßler, J.A. Scott, C. <text:s/>Senés, M.E. Smith, A. Suija, D.L. Taylor, M.T. Telleria, M. Weiß, K-H. Larsson. Towards a unified paradigm for sequence-based identification of Fungi. Molecular Ecology, 22: 5271– 5277, 2013.</text:p>
      <text:p text:style-name="P1"/>
      <text:p text:style-name="P1">Michael Krings, Thomas N. Taylor, Hagen Hass, Hans Kerp, Nora Dotzler, and Elizabeth J. Hermsen. <text:s/>Fungal endophytes in a 400-million-yr-old land plant: infection pathways, spatial distribution, and host responses. New Phytologist, 174(3):648–657, 2007.</text:p>
      <text:p text:style-name="P1"/>
      <text:p text:style-name="P1">Pierre Legendre and Eugene D. Gallagher. Ecologically meaningful transformations for ordination of species data. Oecologia, 129(2):271–280, 2001. <text:s/>Pierre Legendre and Loic FJ Legendre. Numerical ecology, volume 24. Elsevier, 2012.</text:p>
      <text:p text:style-name="P1"/>
      <text:p text:style-name="P1">Audra S Liggenstoffer, Noha H Youssef, MB Couger, and Mostafa S Elshahed. Phylogenetic diversity and community structure of anaerobic gut fungi (phylum neocallimastigomycota) in ruminant and non-ruminant herbivores. The ISME journal, 4(10):1225–1235, 2010.</text:p>
      <text:p text:style-name="P1"/>
      <text:p text:style-name="P1">Michael I. Love, Wolfgang Huber, Simon Anders. Moderated estimation of fold change and dispersion for RNA-seq data with DESeq2. Genome Biology, 15(12):550, 2014.</text:p>
      <text:p text:style-name="P1"/>
      <text:p text:style-name="P1">E.C. Losos, E. G. Leigh EG Jr, (Eds.). Tropical forest diversity and dynamism: Findings from a large- scale plot network. Chicago, IL: University of Chicago Press.</text:p>
      <text:p text:style-name="P1"/>
      <text:p text:style-name="P1">Derek S Lundberg, Sarah L Lebeis, Sur Herrera Paredes, Scott Yourstone, Jase Gehring, Stephanie Malfatti, Julien Tremblay, Anna Engelbrektson, Victor Kunin, Tijana Glavina Del Rio, et al. <text:s/>Defining the core arabidopsis thaliana root microbiome. Nature, 488(7409):86–90, 2012.</text:p>
      <text:p text:style-name="P1"/>
      <text:p text:style-name="P1"><text:soft-page-break/>DW Malloch, KA Pirozynski, and PH Raven. Ecological and evolutionary significance of mycorrhizal symbioses in vascular plants (a review). Proceedings of the National Academy of Sciences, 77(4):2113–2118, 1980.</text:p>
      <text:p text:style-name="P1"/>
      <text:p text:style-name="P1">Nathan Mantel. The detection of disease clustering and a generalized regression approach. Cancer Research, 27(2 Part 1):209–220, 1967.</text:p>
      <text:p text:style-name="P1"/>
      <text:p text:style-name="P1">Jennifer B Hughes Martiny, Brendan JM Bohannan, James H Brown, Robert K Colwell, Jed A Fuhrman, Jessica L Green, M Claire Horner-Devine, Matthew Kane, Jennifer Adams Krumins, Cheryl R Kuske, et al. Microbial biogeography: putting microorganisms on the map. <text:s/>Nature Reviews Microbiology, 4(2):102–112, 2006.</text:p>
      <text:p text:style-name="P1"/>
      <text:p text:style-name="P1">Paul J. McMurdie and Susan Holmes. phyloseq: An r package for reproducible interactive analysis and graphics of microbiome census data. PLOS ONE, 8(4):1–11, 04 2013.</text:p>
      <text:p text:style-name="P1"/>
      <text:p text:style-name="P1">Luis C. Mejí-a, Enith I. Rojas, Zuleyka Maynard, Sunshine Van Bael, A. Elizabeth Arnold, Prakash Hebbar, Gary J. Samuels, Nancy Robbins, and Edward Allen Herre. Endophytic fungi as biocontrol agents of theobroma cacao pathogens. Biological Control, 46(1):4 – 14, 2008. <text:s/>Special Issue: Endophytes.</text:p>
      <text:p text:style-name="P1"/>
      <text:p text:style-name="P1">Diana R. Nemergut, Steven K. Schmidt, Tadashi Fukami, Sean P. O’Neill, Teresa M. Bilinski, Lee F. <text:s/>Stanish, Joseph E. Knelman, John L. Darcy, Ryan C. Lynch, Phillip Wickey, and Scott Ferrenberg. Patterns and processes of microbial community assembly. Microbiology and Molecular Biology Reviews, 77(3):342–356, 2013.</text:p>
      <text:p text:style-name="P1"/>
      <text:p text:style-name="P1">Jari Oksanen, F. Guillaume Blanchet, Michael Friendly, Roeland Kindt, Pierre Legendre, Dan McGlinn, Peter R. Minchin, R. B. O’Hara, Gavin L. Simpson, Peter Solymos, M. Henry H. <text:s/>Stevens, Eduard Szoecs, and Helene Wagner. vegan: Community Ecology Package, 2017. R package version 2.4-2.</text:p>
      <text:p text:style-name="P1"/>
      <text:p text:style-name="P1">Giles ED Oldroyd. Speak, friend, and enter: signalling systems that promote beneficial symbiotic associations in plants. Nature Reviews Microbiology, 11(4):252–263, 2013.</text:p>
      <text:p text:style-name="P1"/>
      <text:p text:style-name="P1">Kabir G. Peay, Matteo Garbelotto, and Thomas D. Bruns. Evidence of dispersal limitation in soil microorganisms: Isolation reduces species richness on mycorrhizal tree islands. Ecology, 91(12):3631–3640, 2010.</text:p>
      <text:p text:style-name="P1"/>
      <text:p text:style-name="P1">Derek Peršoh. Factors shaping community structure of endophytic fungi–evidence from the pinus- viscum-system. Fungal Diversity, 60(1):55–69, 2013.</text:p>
      <text:p text:style-name="P1"/>
      <text:p text:style-name="P1">Andrea Porras-Alfaro and Paul Bayman. Hidden fungi, emergent properties: endophytes and microbiomes. Annual review of phytopathology, 49:291–315, 2011.</text:p>
      <text:p text:style-name="P1"/>
      <text:p text:style-name="P1">Dirk Redecker, Robin Kodner, and Linda E. Graham. Glomalean fungi from the ordovician. Science, 289(5486):1920–1921, 2000.</text:p>
      <text:p text:style-name="P1"/>
      <text:p text:style-name="P1">Jorge L. M. Rodrigues, Vivian H. Pellizari, Rebecca Mueller, Kyunghwa Baek, Ederson da C. Jesus, Fabiana S. Paula, Babur Mirza, George S. Hamaoui, Siu Mui Tsai, Brigitte Feigl, James M. <text:s/>Tiedje, Brendan J. M. Bohannan, and Klaus NÃ¼sslein. Conversion of the amazon rainforest to agriculture results in biotic homogenization of soil bacterial communities. Proceedings of the National Academy of Sciences, 110(3):988–993, 2013.</text:p>
      <text:p text:style-name="P1"/>
      <text:p text:style-name="P1">R. J. Rodriguez, J. F. White Jr, A. E. Arnold, and R. S. Redman. Fungal endophytes: diversity and functional roles. New Phytologist, 182(2):314–330, 2009.</text:p>
      <text:p text:style-name="P1"/>
      <text:p text:style-name="P1">Eugene Rosenberg, Gil Sharon, Ilil Atad, and Ilana Zilber-Rosenberg. The evolution <text:soft-page-break/>of animals and plants via symbiosis with microorganisms. Environmental Microbiology Reports, 2(4):500– 506, 2010.</text:p>
      <text:p text:style-name="P1"/>
      <text:p text:style-name="P1">Johanna Santamaría and Paul Bayman. Fungal epiphytes and endophytes of coffee leaves (Coffea arabica). Microbial Ecology, 50(1):1–8, 2005.</text:p>
      <text:p text:style-name="P1"/>
      <text:p text:style-name="P1">Barbara Schulz, Anne-Katrin Römmerta, Ulrike Dammanna, Hans-Jürgen Aust, and Dieter Strack. The endophyte-host interaction: a balanced antagonism? Mycological Research, 103(10):1275 – 1283, 1999.</text:p>
      <text:p text:style-name="P1"/>
      <text:p text:style-name="P1">Eva H Stukenbrock and Bruce A McDonald. The origins of plant pathogens in agro-ecosystems. Annu. <text:s/>Rev. Phytopathol., 46:75–100, 2008.</text:p>
      <text:p text:style-name="P1"/>
      <text:p text:style-name="P1">Sheng-Hsin Su, CH Chang-Yang, CL Lu, CC Tsui, TT Lin, CL Lin, WL Chiou, LH Kuan, ZS Chen, and CF Hsieh. Fushan subtropical forest dynamics plot: tree species characteristics and distribution patterns. Taiwan Forestry Research Institude, 2007.</text:p>
      <text:p text:style-name="P1"/>
      <text:p text:style-name="P1">Sheng-Hsin Su, Chang-Fu Hsieh, Chia-Hao Chang-Yang, Chia-Ling Lu, Biing T Guan, et al. Micro- topographic differentiation of the tree species composition in a subtropical submontane rainforest in northeastern taiwan. Taiwan J For Sci, 25(1):63–80, 2010.</text:p>
      <text:p text:style-name="P1"/>
      <text:p text:style-name="P1">Osamu Tateno, Dai Hirose, Takashi Osono, and Hiroshi Takeda. Beech cupules share endophytic fungi with leaves and twigs. Mycoscience, 56(3):252 – 256, 2015.</text:p>
      <text:p text:style-name="P1"/>
      <text:p text:style-name="P1">Daniel Thomas, Graham Bailes, Roo Vandegrift, and B. A. Roy. Understanding and mitigating some limitations of Illumina© MiSeq for environmental sequencing of fungi. Preprint: bioRxiv 184960; doi: https://doi.org/10.1101/184960, 2017.</text:p>
      <text:p text:style-name="P1"/>
      <text:p text:style-name="P1">Marcel G. A. Van Der Heijden and Thomas R. Horton. Socialism in soil? the importance of mycorrhizal fungal networks for facilitation in natural ecosystems. Journal of Ecology, 97(6):1139–1150, 2009.</text:p>
      <text:p text:style-name="P1"/>
      <text:p text:style-name="P1">Andrew W Roo Vandegrift. Ecological Roles of Fungal Endophytes. PhD thesis, University of Oregon, 2016.</text:p>
      <text:p text:style-name="P1"/>
      <text:p text:style-name="P1">Philippe Vandenkoornhuyse, Achim Quaiser, Marie Duhamel, Amandine Le Van, and Alexis Dufresne. The importance of the microbiome of the plant holobiont. New Phytologist, 206(4):1196–1206, 2015. 2014-18496.</text:p>
      <text:p text:style-name="P1"/>
      <text:p text:style-name="P1">Joseph A. Veech. A probabilistic model for analysing species co-occurrence. Global Ecology and Biogeography, 22(2):252–260, 2013.</text:p>
      <text:p text:style-name="P1"/>
      <text:p text:style-name="P1">Mark Vellend. Conceptual Synthesis in Community Ecology. The Quarterly Review of Biology, 85(2)183-206, 2010.</text:p>
      <text:p text:style-name="P1"/>
      <text:p text:style-name="P1">Muthusubramanian Venkateshwaran, Jeremy D Volkening, Michael R Sussman, and Jean-Michel Ané. <text:s/>Symbiosis and the social network of higher plants. Current Opinion in Plant Biology, 16(1):118 – 127, 2013. Growth and development.</text:p>
      <text:p text:style-name="P1"/>
      <text:p text:style-name="P1">Dennis Wilson. Endophyte: the evolution of a term, and clarification of its use and definition. Oikos, pages 274–276, 1995.</text:p>
      <text:p text:style-name="P1"/>
      <text:p text:style-name="P1">Claire Woodward, Lee Hansen, Fleur Beckwith, Regina S. Redman, and Rusty J. Rodriguez. <text:s/>Symbiogenics: An epigenetic approach to mitigating impacts of climate change on plants. <text:s/>HortScience, 47(6):699–703, 2012.</text:p>
      <text:p text:style-name="P1"/>
      <text:p text:style-name="P1">Sewall Wright. Breeding Structure of Populations in Relation to Speciation. The <text:soft-page-break/>American Naturalist, 74(752):232-248, 1940.</text:p>
      <text:p text:style-name="P1"/>
      <text:p text:style-name="P1">Naupaka B Zimmerman and Peter M Vitousek. Fungal endophyte communities reflect environmental structuring across a Hawaiian landscape. Proceedings of the National Academy of Sciences, 109(32):13022–13027, 2012.</text:p>
      <text:p text:style-name="P1"/>
      <text:p text:style-name="P1">Captions</text:p>
      <text:p text:style-name="P1"/>
      <text:p text:style-name="P1">Figure 1. Left: topographic map of the Fushan FDP with the four vegetation types as classified by Su et al. ( 2007). Right: map of the habitat type, a composite classification based on microtopographic characteristics of quadrats, defined by Su et al. (2010). The units of the coordinates and contours are in meters, with quadrats at 20x20m scale. Figures reproduced with permission from authors.</text:p>
      <text:p text:style-name="P1"/>
      <text:p text:style-name="Preformatted_20_Text"><text:span text:style-name="T1">Figure 2. Left - An overview of nested-squares, logarithmic sampling scheme Vandegrift </text:span><text:reference-mark-start text:name="ZOTERO_ITEM CSL_CITATION {&quot;citationID&quot;:&quot;yi8o1gfh&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YsmVLAwah3"/><text:span text:style-name="T1">(2016)</text:span><text:reference-mark-end text:name="ZOTERO_ITEM CSL_CITATION {&quot;citationID&quot;:&quot;yi8o1gfh&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YsmVLAwah3"/><text:span text:style-name="T1">. <text:s/>Vertices of squares are sample sites. Units are meters. Right - Perspective diagram of Fushan Forest Dynamics Plot </text:span><text:reference-mark-start text:name="ZOTERO_ITEM CSL_CITATION {&quot;citationID&quot;:&quot;CXkitlzB&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s71yp2i5dt"/><text:span text:style-name="T1">(Su et al., 2010)</text:span><text:reference-mark-end text:name="ZOTERO_ITEM CSL_CITATION {&quot;citationID&quot;:&quot;CXkitlzB&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s71yp2i5dt"/><text:span text:style-name="T1">. Figures reproduced with permission from authors.</text:span></text:p>
      <text:p text:style-name="P1"/>
      <text:p text:style-name="P1">Figure 3. An overview of statistical methods. Analyses begin with broadscale ecological patterns of all wood and leaf samples, then subset to a single host tree species <text:span text:style-name="T5">H. formosana</text:span>, and lastly to the patterns of members of core mycobiome of <text:span text:style-name="T5">H. formosana</text:span> as defined by cooccurrence patterns.</text:p>
      <text:p text:style-name="P1"/>
      <text:p text:style-name="P1">Figure 4. Overview of taxonomic composition of wood and leaf libraries. Top: total numbers of unique OTUs described for each class of Fungi. Bottom: total number of observations of each class. <text:s/>Observations, or presence of a fungal OTU in a sample regardless of read abundance, were the unit of interest for all following analyses, rather than read abundances.</text:p>
      <text:p text:style-name="P1"/>
      <text:p text:style-name="P1">Figure 5. Non-metric multidimensional scaling diagram, comparing leaf and wood endophytes of all host trees, using shared species only. Bottom plot has been rescaled in to maximize visibility, two outliers are outside of the figure.</text:p>
      <text:p text:style-name="P1"/>
      <text:p text:style-name="P1">Figure 6. Non-metric multidimensional scaling diagram of endophyte communities, with all tree hosts that were sampled at least 3 times. Leaf plot has been recentered and rescaled to maximize visibility in upper right, excluding the very unique communities of Cythea japonica.</text:p>
      <text:p text:style-name="P1"/>
      <text:p text:style-name="P1">Figure 7. Mantel correlograms of spatial correlation of community dissimilarity of endophyte community. Distance units are meters. Black dots indicate statistical significance. Wood endophytes show weak global distance decay trends. Leaf endophytes do not display global distance decay but have a strong signal of local negative autocorrelation at comparisons around 200 m.</text:p>
      <text:p text:style-name="P1"/>
      <text:p text:style-name="P1">Figure 8. Two PCNM vectors showing patterns of variation of all-host endophyte communities of leaf and wood, plotted over a map of Fushan FDP. Both leaf and wood endophyte communities showed some response to the central hill of the plot.</text:p>
      <text:p text:style-name="P1"/>
      <text:p text:style-name="P1">Figure 9. Non-metric multidimensional scaling diagram of leaf endophyte communities. Color indicates community dissimilarity (Bray-Curtis), from a single sample on the central hill of the plot. <text:s/>Dark blue points (BC=1) share no fungal species in common with the hilltop sample, and increase in similarity from yellow to green (BC=0). Leaf plot has been recentered to maximize visibility right, losing 4 samples. Hilltop sample is circled in red on the right.</text:p>
      <text:p text:style-name="P1"/>
      <text:p text:style-name="P1">Figure 10. Two PCNM vectors showing patterns of variation of single host-tree, <text:span text:style-name="T5">Helicia</text:span><text:span text:style-name="T3"> </text:span><text:span text:style-name="T5">formosana</text:span>, endophyte communities of leaf and wood, plotted over a map of Fushan FDP. Both leaf and wood endophyte communities display dissimilarity between <text:soft-page-break/>the plot at large and the southern valley.</text:p>
      <text:p text:style-name="P1"/>
      <text:p text:style-name="P1">Figure 11. Map of Bray-Curtis dissimilarity values over the Fushan FDP, resulting from comparisons between red circled point all other <text:span text:style-name="T5">Helicia</text:span><text:span text:style-name="T3"> </text:span><text:span text:style-name="T5">formosana</text:span> samples. Dark blue points (BC=1) share no fungal species in common with the circled sample, and increase in similarity from yellow to green</text:p>
      <text:p text:style-name="P1">(BC=0).</text:p>
      <text:p text:style-name="P1"/>
      <text:p text:style-name="P1">Figure 12. Map of Bray-Curtis dissimilarity values over the Fushan FDP, resulting from comparisons between all <text:span text:style-name="T5">H</text:span>. <text:span text:style-name="T5">formosana</text:span> points and the core fungi of the <text:span text:style-name="T5">H</text:span>. <text:span text:style-name="T5">formosana</text:span>. Dark blue points (BC=1) contain no species from this set of core fungi, and increase in similarity from yellow to green (BC=0, 100% of core fungi present). <text:s/>Figure 13. Distribution of Bray-Curtis dissimilarity among sample comparisons of all hosts, and of <text:span text:style-name="T5">Helicia</text:span><text:span text:style-name="T3"> </text:span><text:span text:style-name="T5">formosana</text:span> on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10T22:24:49.003207519</dc:date>
    <meta:editing-duration>P1DT3H43M25S</meta:editing-duration>
    <meta:editing-cycles>19</meta:editing-cycles>
    <meta:generator>LibreOffice/5.1.6.2$Linux_X86_64 LibreOffice_project/10m0$Build-2</meta:generator>
    <meta:document-statistic meta:table-count="0" meta:image-count="0" meta:object-count="0" meta:page-count="14" meta:paragraph-count="138" meta:word-count="6797" meta:character-count="45908" meta:non-whitespace-character-count="39221"/>
    <meta:user-defined meta:name="ZOTERO_PREF_1">&lt;data data-version="3" zotero-version="5.0.53"&gt;&lt;session id="HenXWtk8"/&gt;&lt;style id="http://www.zotero.org/styles/fungal-ecology" hasBibliography="1" bibliographyStyleHasBeenSet="0"/&gt;&lt;prefs&gt;&lt;pref name="fieldType" value="ReferenceMark"/&gt;&lt;/prefs&gt;&lt;/data&gt;</meta:user-defined>
  </office:meta>
</office:document-meta>
</file>